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2.38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752cm"/>
    </style:style>
    <style:style style:name="co9" style:family="table-column">
      <style:table-column-properties fo:break-before="auto" style:column-width="2.584cm"/>
    </style:style>
    <style:style style:name="co5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2.72cm"/>
    </style:style>
    <style:style style:name="co8" style:family="table-column">
      <style:table-column-properties fo:break-before="auto" style:column-width="3.057cm"/>
    </style:style>
    <style:style style:name="co10" style:family="table-column">
      <style:table-column-properties fo:break-before="auto" style:column-width="3.972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position="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0"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10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text-position=""/>
    </style:style>
    <style:style style:name="ce11" style:family="table-cell" style:parent-style-name="Default" style:data-style-name="N110">
      <style:table-cell-properties fo:border-bottom="0.74pt solid #000000" fo:border-left="none" fo:border-right="none" fo:border-top="none"/>
      <style:text-properties style:text-position=""/>
    </style:style>
    <style:style style:name="ce12" style:family="table-cell" style:parent-style-name="Default" style:data-style-name="N2">
      <style:text-properties style:text-position=""/>
    </style:style>
    <style:style style:name="ce13" style:family="table-cell" style:parent-style-name="Default" style:data-style-name="N2">
      <style:table-cell-properties fo:border-bottom="0.74pt solid #000000" fo:border-left="none" fo:border-right="none" fo:border-top="none"/>
      <style:text-properties style:text-position="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  <style:text-properties style:text-position=""/>
    </style:style>
    <style:style style:name="ce15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text-position=""/>
    </style:style>
    <style:style style:name="ce16" style:family="table-cell" style:parent-style-name="Default" style:data-style-name="N2">
      <style:table-cell-properties fo:border-bottom="none" fo:border-left="none" fo:border-right="0.74pt solid #000000" fo:border-top="none"/>
      <style:text-properties style:text-position=""/>
    </style:style>
    <style:style style:name="ce17" style:family="table-cell" style:parent-style-name="Default" style:data-style-name="N2">
      <style:table-cell-properties fo:border-bottom="0.74pt solid #000000" fo:border-left="none" fo:border-right="0.74pt solid #000000" fo:border-top="none"/>
      <style:text-properties style:text-position=""/>
    </style:style>
    <style:style style:name="ce18" style:family="table-cell" style:parent-style-name="Default" style:data-style-name="N111">
      <style:text-properties style:text-position="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fo:border-bottom="none" fo:border-left="0.74pt solid #000000" fo:border-right="none" fo:border-top="none"/>
      <style:text-properties style:text-position="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fo:border-bottom="none" fo:border-left="none" fo:border-right="none" fo:border-top="0.74pt solid #000000"/>
      <style:text-properties style:text-position=""/>
    </style:style>
    <style:style style:name="ce32" style:family="table-cell" style:parent-style-name="Default" style:data-style-name="N2">
      <style:text-properties style:text-position="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" style:family="table-cell" style:parent-style-name="Default">
      <style:table-cell-properties fo:border-bottom="none" fo:border-left="0.74pt solid #000000" fo:border-right="none" fo:border-top="none"/>
    </style:style>
    <style:style style:name="ce2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31" style:family="table-cell" style:parent-style-name="Default" style:data-style-name="N110"/>
    <style:style style:name="ce33" style:family="table-cell" style:parent-style-name="Default" style:data-style-name="N110">
      <style:table-cell-properties fo:border-bottom="0.74pt solid #000000" fo:border-left="none" fo:border-right="none" fo:border-top="none"/>
    </style:style>
    <style:style style:name="ce34" style:family="table-cell" style:parent-style-name="Default" style:data-style-name="N2"/>
    <style:style style:name="ce35" style:family="table-cell" style:parent-style-name="Default" style:data-style-name="N2">
      <style:text-properties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  <style:style style:name="ce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9" style:family="table-cell" style:parent-style-name="Default" style:data-style-name="N2">
      <style:table-cell-properties fo:border-bottom="none" fo:border-left="none" fo:border-right="0.74pt solid #000000" fo:border-top="none"/>
    </style:style>
    <style:style style:name="ce40" style:family="table-cell" style:parent-style-name="Default" style:data-style-name="N2">
      <style:table-cell-properties fo:border-bottom="0.74pt solid #000000" fo:border-left="none" fo:border-right="0.74pt solid #000000" fo:border-top="none"/>
    </style:style>
    <style:style style:name="ce41" style:family="table-cell" style:parent-style-name="Default" style:data-style-name="N110">
      <style:text-properties fo:font-weight="bold" style:font-weight-asian="bold" style:font-weight-complex="bold"/>
    </style:style>
    <style:style style:name="ce42" style:family="table-cell" style:parent-style-name="Default" style:data-style-name="N2">
      <style:text-properties fo:font-weight="bold" style:font-weight-asian="bold" style:font-weight-complex="bold"/>
    </style:style>
    <style:style style:name="ce44" style:family="table-cell" style:parent-style-name="Default" style:data-style-name="N110">
      <style:table-cell-properties fo:background-color="transparent"/>
    </style:style>
    <style:style style:name="ce45" style:family="table-cell" style:parent-style-name="Default" style:data-style-name="N2">
      <style:table-cell-properties fo:background-color="transparent"/>
    </style:style>
    <style:style style:name="ce46" style:family="table-cell" style:parent-style-name="Default" style:data-style-name="N1"/>
    <style:style style:name="T1" style:family="text">
      <style:text-properties fo:font-size="12pt" style:font-size-asian="12pt" style:font-size-complex="6.80000019073486pt"/>
    </style:style>
  </office:automatic-styles>
  <office:body>
    <office:spreadsheet>
      <table:table table:name="Tabelle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5"/>
          <table:table-cell office:value-type="string">
            <text:p>Stake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.96">
            <text:p>1,96</text:p>
          </table:table-cell>
          <table:table-cell office:value-type="float" office:value="113">
            <text:p>113</text:p>
          </table:table-cell>
          <table:table-cell table:formula="of:=[.A3]*[.B3]" office:value-type="float" office:value="221.48">
            <text:p>221,48</text:p>
          </table:table-cell>
          <table:table-cell/>
          <table:table-cell table:formula="of:=1/(1-(1/[.A4]+1/[.A5]))" office:value-type="float" office:value="2">
            <text:p>2</text:p>
          </table:table-cell>
          <table:table-cell table:number-columns-repeated="2"/>
          <table:table-cell office:value-type="float" office:value="1.99">
            <text:p>1,99</text:p>
          </table:table-cell>
          <table:table-cell office:value-type="float" office:value="93">
            <text:p>93</text:p>
          </table:table-cell>
          <table:table-cell table:formula="of:=[.H3]*[.I3]" office:value-type="float" office:value="185.07">
            <text:p>185,07</text:p>
          </table:table-cell>
          <table:table-cell/>
          <table:table-cell table:formula="of:=1/(1-(1/[.H4]+1/[.H5]))" office:value-type="float" office:value="1.91876208897485">
            <text:p>1,918762089</text:p>
          </table:table-cell>
          <table:table-cell/>
          <table:table-cell table:formula="of:=[.J$9]/[.L3]" office:value-type="float" office:value="96.4528125">
            <text:p>96,4528125</text:p>
          </table:table-cell>
          <table:table-cell/>
          <table:table-cell table:formula="of:=[.J9]/[.H3]" office:value-type="float" office:value="93">
            <text:p>93</text:p>
          </table:table-cell>
          <table:table-cell table:formula="of:=[.P3]*[.H3]" office:value-type="float" office:value="185.07">
            <text:p>185,0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8">
            <text:p>208</text:p>
          </table:table-cell>
          <table:table-cell table:formula="of:=[.A4]*[.B4]" office:value-type="float" office:value="1248">
            <text:p>1248</text:p>
          </table:table-cell>
          <table:table-cell/>
          <table:table-cell table:formula="of:=1/(1-(1/[.A3]+1/[.A5]))" office:value-type="float" office:value="6.39130434782609">
            <text:p>6,3913043478</text:p>
          </table:table-cell>
          <table:table-cell table:number-columns-repeated="2"/>
          <table:table-cell office:value-type="float" office:value="6.4">
            <text:p>6,4</text:p>
          </table:table-cell>
          <table:table-cell office:value-type="float" office:value="29">
            <text:p>29</text:p>
          </table:table-cell>
          <table:table-cell table:formula="of:=[.H4]*[.I4]" office:value-type="float" office:value="185.6">
            <text:p>185,6</text:p>
          </table:table-cell>
          <table:table-cell/>
          <table:table-cell table:formula="of:=1/(1-(1/[.H3]+1/[.H5]))" office:value-type="float" office:value="5.71733086190917">
            <text:p>5,7173308619</text:p>
          </table:table-cell>
          <table:table-cell/>
          <table:table-cell table:formula="of:=[.J$9]/[.L4]" office:value-type="float" office:value="32.37">
            <text:p>32,37</text:p>
          </table:table-cell>
          <table:table-cell/>
          <table:table-cell table:formula="of:=[.J9]/[.H4]" office:value-type="float" office:value="28.9171875">
            <text:p>28,9171875</text:p>
          </table:table-cell>
          <table:table-cell table:formula="of:=[.P4]*[.H4]" office:value-type="float" office:value="185.07">
            <text:p>185,0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table:formula="of:=[.A5]*[.B5]" office:value-type="float" office:value="186">
            <text:p>186</text:p>
          </table:table-cell>
          <table:table-cell/>
          <table:table-cell table:formula="of:=1/(1-(1/[.A3]+1/[.A4]))" office:value-type="float" office:value="3.09473684210526">
            <text:p>3,0947368421</text:p>
          </table:table-cell>
          <table:table-cell table:number-columns-repeated="2"/>
          <table:table-cell office:value-type="float" office:value="3.1">
            <text:p>3,1</text:p>
          </table:table-cell>
          <table:table-cell office:value-type="float" office:value="81">
            <text:p>81</text:p>
          </table:table-cell>
          <table:table-cell table:formula="of:=[.H5]*[.I5]" office:value-type="float" office:value="251.1">
            <text:p>251,1</text:p>
          </table:table-cell>
          <table:table-cell/>
          <table:table-cell table:formula="of:=1/(1-(1/[.H3]+1/[.H4]))" office:value-type="float" office:value="2.93051081454211">
            <text:p>2,9305108145</text:p>
          </table:table-cell>
          <table:table-cell/>
          <table:table-cell table:formula="of:=[.J$9]/[.L5]" office:value-type="float" office:value="63.1528125">
            <text:p>63,1528125</text:p>
          </table:table-cell>
          <table:table-cell/>
          <table:table-cell table:formula="of:=[.J9]/[.L5]" office:value-type="float" office:value="63.1528125">
            <text:p>63,1528125</text:p>
          </table:table-cell>
          <table:table-cell table:formula="of:=[.P5]*[.L5]" office:value-type="float" office:value="185.07">
            <text:p>185,07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table:formula="of:=MIN([.C3:.C5])" office:value-type="float" office:value="186">
            <text:p>186</text:p>
          </table:table-cell>
          <table:table-cell table:number-columns-repeated="6"/>
          <table:table-cell table:formula="of:=MIN([.J3:.J5])" office:value-type="float" office:value="185.07">
            <text:p>185,07</text:p>
          </table:table-cell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float" office:value="1.41">
            <text:p>1,41</text:p>
          </table:table-cell>
          <table:table-cell office:value-type="float" office:value="94">
            <text:p>94</text:p>
          </table:table-cell>
          <table:table-cell table:formula="of:=[.A13]*[.B13]" office:value-type="float" office:value="132.54">
            <text:p>132,54</text:p>
          </table:table-cell>
          <table:table-cell/>
          <table:table-cell table:formula="of:=1/(1-(1/[.A14]+1/[.A15]))" office:value-type="float" office:value="1.42857142857143">
            <text:p>1,4285714286</text:p>
          </table:table-cell>
          <table:table-cell table:number-columns-repeated="2"/>
          <table:table-cell office:value-type="float" office:value="1.42">
            <text:p>1,42</text:p>
          </table:table-cell>
          <table:table-cell office:value-type="float" office:value="43">
            <text:p>43</text:p>
          </table:table-cell>
          <table:table-cell table:formula="of:=[.H13]*[.I13]" office:value-type="float" office:value="61.06">
            <text:p>61,06</text:p>
          </table:table-cell>
          <table:table-cell/>
          <table:table-cell table:formula="of:=1/(1-(1/[.H14]+1/[.H15]))" office:value-type="float" office:value="1.39512195121951">
            <text:p>1,3951219512</text:p>
          </table:table-cell>
          <table:table-cell/>
          <table:table-cell table:formula="of:=[.J$19]/[.L13]" office:value-type="float" office:value="43.7667832167832">
            <text:p>43,7667832168</text:p>
          </table:table-cell>
          <table:table-cell/>
          <table:table-cell table:formula="of:=[.J19]/[.H13]" office:value-type="float" office:value="43">
            <text:p>43</text:p>
          </table:table-cell>
          <table:table-cell table:formula="of:=[.P13]*[.H13]" office:value-type="float" office:value="61.06">
            <text:p>61,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[.A14]*[.B14]" office:value-type="float" office:value="120">
            <text:p>120</text:p>
          </table:table-cell>
          <table:table-cell/>
          <table:table-cell table:formula="of:=1/(1-(1/[.A13]+1/[.A15]))" office:value-type="float" office:value="11.015625">
            <text:p>11,015625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table:formula="of:=[.H14]*[.I14]" office:value-type="float" office:value="682">
            <text:p>682</text:p>
          </table:table-cell>
          <table:table-cell/>
          <table:table-cell table:formula="of:=1/(1-(1/[.H13]+1/[.H15]))" office:value-type="float" office:value="9.66492146596859">
            <text:p>9,664921466</text:p>
          </table:table-cell>
          <table:table-cell/>
          <table:table-cell table:formula="of:=[.J$19]/[.L14]" office:value-type="float" office:value="6.3176923076923">
            <text:p>6,3176923077</text:p>
          </table:table-cell>
          <table:table-cell/>
          <table:table-cell table:formula="of:=[.J19]/[.H14]" office:value-type="float" office:value="5.55090909090909">
            <text:p>5,5509090909</text:p>
          </table:table-cell>
          <table:table-cell table:formula="of:=[.P14]*[.H14]" office:value-type="float" office:value="61.06">
            <text:p>61,0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formula="of:=[.A15]*[.B15]" office:value-type="float" office:value="235">
            <text:p>235</text:p>
          </table:table-cell>
          <table:table-cell/>
          <table:table-cell table:formula="of:=1/(1-(1/[.A13]+1/[.A14]))" office:value-type="float" office:value="5.24163568773234">
            <text:p>5,2416356877</text:p>
          </table:table-cell>
          <table:table-cell table:number-columns-repeated="2"/>
          <table:table-cell office:value-type="float" office:value="5.2">
            <text:p>5,2</text:p>
          </table:table-cell>
          <table:table-cell office:value-type="float" office:value="41">
            <text:p>41</text:p>
          </table:table-cell>
          <table:table-cell table:formula="of:=[.H15]*[.I15]" office:value-type="float" office:value="213.2">
            <text:p>213,2</text:p>
          </table:table-cell>
          <table:table-cell/>
          <table:table-cell table:formula="of:=1/(1-(1/[.H13]+1/[.H14]))" office:value-type="float" office:value="4.88125">
            <text:p>4,88125</text:p>
          </table:table-cell>
          <table:table-cell/>
          <table:table-cell table:formula="of:=[.J$19]/[.L15]" office:value-type="float" office:value="12.5090909090909">
            <text:p>12,5090909091</text:p>
          </table:table-cell>
          <table:table-cell/>
          <table:table-cell table:formula="of:=[.J19]/[.L15]" office:value-type="float" office:value="12.5090909090909">
            <text:p>12,5090909091</text:p>
          </table:table-cell>
          <table:table-cell table:formula="of:=[.P15]*[.L15]" office:value-type="float" office:value="61.06">
            <text:p>61,06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table:formula="of:=MIN([.C13:.C15])" office:value-type="float" office:value="120">
            <text:p>120</text:p>
          </table:table-cell>
          <table:table-cell table:number-columns-repeated="6"/>
          <table:table-cell table:formula="of:=MIN([.J13:.J15])" office:value-type="float" office:value="61.06">
            <text:p>61,06</text:p>
          </table:table-cell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formula="of:=1/(1-1/[.A25])" office:value-type="float" office:value="1.74074074074074">
            <text:p>1,7407407407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.35">
            <text:p>2,35</text:p>
          </table:table-cell>
          <table:table-cell office:value-type="float" office:value="5">
            <text:p>5</text:p>
          </table:table-cell>
          <table:table-cell table:formula="of:=[.A25]*[.B25]" office:value-type="float" office:value="11.75">
            <text:p>11,75</text:p>
          </table:table-cell>
          <table:table-cell/>
          <table:table-cell table:formula="of:=[.C25]-[.B27]" office:value-type="float" office:value="2.75">
            <text:p>2,75</text:p>
          </table:table-cell>
          <table:table-cell table:number-columns-repeated="4"/>
          <table:table-cell table:number-columns-repeated="2" office:value-type="float" office:value="3">
            <text:p>3</text:p>
          </table:table-cell>
          <table:table-cell table:formula="of:=[.K25]*[.J25]"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4">
            <text:p>4</text:p>
          </table:table-cell>
          <table:table-cell table:formula="of:=[.A26]*[.B26]" office:value-type="float" office:value="10">
            <text:p>10</text:p>
          </table:table-cell>
          <table:table-cell/>
          <table:table-cell table:formula="of:=[.C26]-[.B27]" office:value-type="float" office:value="1">
            <text:p>1</text:p>
          </table:table-cell>
          <table:table-cell table:number-columns-repeated="4"/>
          <table:table-cell office:value-type="float" office:value="2.5">
            <text:p>2,5</text:p>
          </table:table-cell>
          <table:table-cell office:value-type="float" office:value="4">
            <text:p>4</text:p>
          </table:table-cell>
          <table:table-cell table:formula="of:=[.K26]*[.J26]" office:value-type="float" office:value="10">
            <text:p>10</text:p>
          </table:table-cell>
          <table:table-cell table:number-columns-repeated="5"/>
        </table:table-row>
        <table:table-row table:style-name="ro1">
          <table:table-cell/>
          <table:table-cell table:formula="of:=SUM([.B25:.B26])" office:value-type="float" office:value="9">
            <text:p>9</text:p>
          </table:table-cell>
          <table:table-cell table:number-columns-repeated="6"/>
          <table:table-cell office:value-type="string">
            <text:p>Durchschnitt</text:p>
          </table:table-cell>
          <table:table-cell table:formula="of:=[.L27]/[.K27]" office:value-type="float" office:value="2.71428571428571">
            <text:p>2,7142857143</text:p>
          </table:table-cell>
          <table:table-cell table:formula="of:=SUM([.K25:.K26])" office:value-type="float" office:value="7">
            <text:p>7</text:p>
          </table:table-cell>
          <table:table-cell table:formula="of:=SUM([.L25:.L26])" office:value-type="float" office:value="19">
            <text:p>19</text:p>
          </table:table-cell>
          <table:table-cell table:number-columns-repeated="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float" office:value="2.35">
            <text:p>2,35</text:p>
          </table:table-cell>
          <table:table-cell office:value-type="float" office:value="5">
            <text:p>5</text:p>
          </table:table-cell>
          <table:table-cell table:formula="of:=[.A31]*[.B31]" office:value-type="float" office:value="11.75">
            <text:p>11,75</text:p>
          </table:table-cell>
          <table:table-cell/>
          <table:table-cell table:formula="of:=[.C31]-[.B33]" office:value-type="float" office:value="2.05">
            <text:p>2,05</text:p>
          </table:table-cell>
          <table:table-cell table:number-columns-repeated="4"/>
          <table:table-cell office:value-type="float" office:value="2.35">
            <text:p>2,35</text:p>
          </table:table-cell>
          <table:table-cell office:value-type="float" office:value="5">
            <text:p>5</text:p>
          </table:table-cell>
          <table:table-cell table:formula="of:=[.K31]*[.J31]" office:value-type="float" office:value="11.75">
            <text:p>11,75</text:p>
          </table:table-cell>
          <table:table-cell table:number-columns-repeated="5"/>
        </table:table-row>
        <table:table-row table:style-name="ro1">
          <table:table-cell table:formula="of:=[.A26]" office:value-type="float" office:value="2.5">
            <text:p>2,5</text:p>
          </table:table-cell>
          <table:table-cell table:formula="of:=[.C31]/[.A32]" office:value-type="float" office:value="4.7">
            <text:p>4,7</text:p>
          </table:table-cell>
          <table:table-cell table:formula="of:=[.A32]*[.B32]" office:value-type="float" office:value="11.75">
            <text:p>11,75</text:p>
          </table:table-cell>
          <table:table-cell/>
          <table:table-cell table:formula="of:=[.C32]-[.B33]" office:value-type="float" office:value="2.05">
            <text:p>2,05</text:p>
          </table:table-cell>
          <table:table-cell table:number-columns-repeated="4"/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table:formula="of:=[.K32]*[.J32]" office:value-type="float" office:value="3">
            <text:p>3</text:p>
          </table:table-cell>
          <table:table-cell table:number-columns-repeated="5"/>
        </table:table-row>
        <table:table-row table:style-name="ro1">
          <table:table-cell/>
          <table:table-cell table:formula="of:=SUM([.B31:.B32])" office:value-type="float" office:value="9.7">
            <text:p>9,7</text:p>
          </table:table-cell>
          <table:table-cell table:number-columns-repeated="6"/>
          <table:table-cell office:value-type="string">
            <text:p>Durchschnitt</text:p>
          </table:table-cell>
          <table:table-cell table:formula="of:=[.L33]/[.K33]" office:value-type="float" office:value="2.10714285714286">
            <text:p>2,1071428571</text:p>
          </table:table-cell>
          <table:table-cell table:formula="of:=SUM([.K31:.K32])" office:value-type="float" office:value="7">
            <text:p>7</text:p>
          </table:table-cell>
          <table:table-cell table:formula="of:=SUM([.L31:.L32])" office:value-type="float" office:value="14.75">
            <text:p>14,75</text:p>
          </table:table-cell>
          <table:table-cell table:number-columns-repeated="5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formula="of:=[.J33]" office:value-type="float" office:value="2.10714285714286">
            <text:p>2,1071428571</text:p>
          </table:table-cell>
          <table:table-cell table:formula="of:=[.K33]" office:value-type="float" office:value="7">
            <text:p>7</text:p>
          </table:table-cell>
          <table:table-cell table:formula="of:=[.A38]*[.B38]" office:value-type="float" office:value="14.75">
            <text:p>14,75</text:p>
          </table:table-cell>
          <table:table-cell/>
          <table:table-cell table:formula="of:=[.C38]-[.B40]" office:value-type="float" office:value="0.75">
            <text:p>0,75</text:p>
          </table:table-cell>
          <table:table-cell table:number-columns-repeated="12"/>
        </table:table-row>
        <table:table-row table:style-name="ro1">
          <table:table-cell table:formula="of:=[.J27]" office:value-type="float" office:value="2.71428571428571">
            <text:p>2,7142857143</text:p>
          </table:table-cell>
          <table:table-cell table:formula="of:=[.K27]" office:value-type="float" office:value="7">
            <text:p>7</text:p>
          </table:table-cell>
          <table:table-cell table:formula="of:=[.A39]*[.B39]" office:value-type="float" office:value="19">
            <text:p>19</text:p>
          </table:table-cell>
          <table:table-cell/>
          <table:table-cell table:formula="of:=[.C39]-[.B40]" office:value-type="float" office:value="5">
            <text:p>5</text:p>
          </table:table-cell>
          <table:table-cell table:number-columns-repeated="12"/>
        </table:table-row>
        <table:table-row table:style-name="ro1">
          <table:table-cell/>
          <table:table-cell table:formula="of:=SUM([.B38:.B39])" office:value-type="float" office:value="14">
            <text:p>14</text:p>
          </table:table-cell>
          <table:table-cell table:number-columns-repeated="15"/>
        </table:table-row>
      </table:table>
      <table:table table:name="Tabelle2" table:style-name="ta1">
        <table:table-column table:style-name="co3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table:formula="of:=[.A4]*[.B4]" office:value-type="float" office:value="750">
            <text:p>7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0">
            <text:p>250</text:p>
          </table:table-cell>
          <table:table-cell table:formula="of:=[.A5]*[.B5]" office:value-type="float" office:value="750">
            <text:p>750</text:p>
          </table:table-cell>
        </table:table-row>
        <table:table-row table:style-name="ro1">
          <table:table-cell/>
          <table:table-cell table:formula="of:=SUM([.B4:.B5])" office:value-type="float" office:value="400">
            <text:p>400</text:p>
          </table:table-cell>
          <table:table-cell table:formula="of:=SUM([.C4:.C5])" office:value-type="float" office:value="1500">
            <text:p>15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1000">
            <text:p>1000</text:p>
          </table:table-cell>
          <table:table-cell table:formula="of:=[.A8]*[.B8]" office:value-type="float" office:value="1100">
            <text:p>1100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>
            <text:p>Risiko 400 bei einem Gewinn von 400,00 falls X oder 600 falls ein anderes Resultat nachdem die Quote 1,1 verkauft wurde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table:formula="of:=[.A16]*[.B16]" office:value-type="float" office:value="240">
            <text:p>24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table:formula="of:=[.A17]*[.B17]" office:value-type="float" office:value="750">
            <text:p>750</text:p>
          </table:table-cell>
        </table:table-row>
        <table:table-row table:style-name="ro1">
          <table:table-cell office:value-type="float" office:value="3.75">
            <text:p>3,75</text:p>
          </table:table-cell>
          <table:table-cell office:value-type="float" office:value="50">
            <text:p>50</text:p>
          </table:table-cell>
          <table:table-cell table:formula="of:=[.A18]*[.B18]" office:value-type="float" office:value="187.5">
            <text:p>187,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0">
            <text:p>250</text:p>
          </table:table-cell>
          <table:table-cell table:formula="of:=[.A19]*[.B19]" office:value-type="float" office:value="750">
            <text:p>750</text:p>
          </table:table-cell>
        </table:table-row>
        <table:table-row table:style-name="ro1">
          <table:table-cell/>
          <table:table-cell table:formula="of:=SUM([.B16:.B19])" office:value-type="float" office:value="490">
            <text:p>490</text:p>
          </table:table-cell>
          <table:table-cell table:formula="of:=SUM([.C16:.C19])" office:value-type="float" office:value="1927.5">
            <text:p>1927,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1000">
            <text:p>1000</text:p>
          </table:table-cell>
          <table:table-cell table:formula="of:=[.A22]*[.B22]" office:value-type="float" office:value="1100">
            <text:p>1100</text:p>
          </table:table-cell>
        </table:table-row>
        <table:table-row table:style-name="ro1">
          <table:table-cell table:number-columns-repeated="2"/>
          <table:table-cell table:formula="of:=[.C20]-[.C22]" office:value-type="float" office:value="827.5">
            <text:p>827,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Risiko 490 bei einem Gewinn von 827,50 falls X oder 510 falls ein anderes Resultat nachdem die Quote 1,1 verkauft wurde</text:p>
          </table:table-cell>
          <table:table-cell/>
        </table:table-row>
      </table:table>
      <table:table table:name="Tabelle3" table:style-name="ta1">
        <table:table-column table:style-name="co3" table:number-columns-repeated="14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 office:value-type="float" office:value="2.14">
            <text:p>2,14</text:p>
          </table:table-cell>
          <table:table-cell table:style-name="ce3" table:formula="of:=1/(1-1/[.A5])" office:value-type="float" office:value="2.14942528735632">
            <text:p>2,149</text:p>
          </table:table-cell>
          <table:table-cell office:value-type="float" office:value="3253">
            <text:p>3253</text:p>
          </table:table-cell>
          <table:table-cell table:formula="of:=[.A4]*[.C4]" office:value-type="float" office:value="6961.42">
            <text:p>6961,42</text:p>
          </table:table-cell>
          <table:table-cell/>
          <table:table-cell office:value-type="float" office:value="2.16">
            <text:p>2,16</text:p>
          </table:table-cell>
          <table:table-cell table:style-name="ce5" table:formula="of:=1/(1-1/[.F5])" office:value-type="float" office:value="2.13636363636364">
            <text:p>2,136</text:p>
          </table:table-cell>
          <table:table-cell office:value-type="float" office:value="3722">
            <text:p>3722</text:p>
          </table:table-cell>
          <table:table-cell table:formula="of:=[.F4]*[.H4]" office:value-type="float" office:value="8039.52">
            <text:p>8039,52</text:p>
          </table:table-cell>
          <table:table-cell/>
          <table:table-cell table:formula="of:=[.I6]/[.G4]" office:value-type="float" office:value="265.76">
            <text:p>265,76</text:p>
          </table:table-cell>
          <table:table-cell table:formula="of:=[.K4]*[.G4]" office:value-type="float" office:value="567.76">
            <text:p>567,76</text:p>
          </table:table-cell>
          <table:table-cell table:number-columns-repeated="2"/>
        </table:table-row>
        <table:table-row table:style-name="ro1">
          <table:table-cell office:value-type="float" office:value="1.87">
            <text:p>1,87</text:p>
          </table:table-cell>
          <table:table-cell table:style-name="ce3" table:formula="of:=1/(1-1/[.A4])" office:value-type="float" office:value="1.87719298245614">
            <text:p>1,877</text:p>
          </table:table-cell>
          <table:table-cell office:value-type="float" office:value="3848">
            <text:p>3848</text:p>
          </table:table-cell>
          <table:table-cell table:formula="of:=[.A5]*[.C5]" office:value-type="float" office:value="7195.76">
            <text:p>7195,76</text:p>
          </table:table-cell>
          <table:table-cell/>
          <table:table-cell table:style-name="ce4" office:value-type="float" office:value="1.88">
            <text:p>1,88</text:p>
          </table:table-cell>
          <table:table-cell table:style-name="ce3" table:formula="of:=1/(1-1/[.F4])" office:value-type="float" office:value="1.86206896551724">
            <text:p>1,862</text:p>
          </table:table-cell>
          <table:table-cell office:value-type="float" office:value="302">
            <text:p>302</text:p>
          </table:table-cell>
          <table:table-cell table:formula="of:=[.F5]*[.H5]" office:value-type="float" office:value="567.76">
            <text:p>567,76</text:p>
          </table:table-cell>
          <table:table-cell/>
          <table:table-cell table:formula="of:=[.I6]/[.F5]" office:value-type="float" office:value="302">
            <text:p>302</text:p>
          </table:table-cell>
          <table:table-cell table:formula="of:=[.K5]*[.F5]" office:value-type="float" office:value="567.76">
            <text:p>567,7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MIN([.C4:.C5])" office:value-type="float" office:value="3253">
            <text:p>3253</text:p>
          </table:table-cell>
          <table:table-cell table:number-columns-repeated="5"/>
          <table:table-cell table:formula="of:=MIN([.I4:.I5])" office:value-type="float" office:value="567.76">
            <text:p>567,76</text:p>
          </table:table-cell>
          <table:table-cell table:number-columns-repeated="5"/>
        </table:table-row>
        <table:table-row table:style-name="ro1" table:number-rows-repeated="9">
          <table:table-cell table:number-columns-repeated="14"/>
        </table:table-row>
        <table:table-row table:style-name="ro2">
          <table:table-cell table:style-name="ce1" office:value-type="string" table:number-columns-spanned="3" table:number-rows-spanned="1">
            <text:p>99.9%</text:p>
          </table:table-cell>
          <table:covered-table-cell table:number-columns-repeated="2"/>
          <table:table-cell table:number-columns-repeated="11"/>
        </table:table-row>
        <table:table-row table:style-name="ro2">
          <table:table-cell table:style-name="ce2" office:value-type="string">
            <text:p><text:span text:style-name="T1"><text:a xlink:href="../../../basketball/marketactivity%3Fid=1.105667590&amp;selectionId=13108">Markt-Aktivität</text:a></text:span><text:span text:style-name="T1"> Boston </text:span></text:p>
          </table:table-cell>
          <table:table-cell table:style-name="ce2" office:value-type="string" table:number-columns-spanned="7" table:number-rows-spanned="1">
            <text:p>2.08 €5.597 </text:p>
          </table:table-cell>
          <table:covered-table-cell table:number-columns-repeated="6"/>
          <table:table-cell table:style-name="ce2" office:value-type="string">
            <text:p>2.1 €5.844</text:p>
          </table:table-cell>
          <table:table-cell table:style-name="ce2" office:value-type="string">
            <text:p>2.12 €3.276 </text:p>
          </table:table-cell>
          <table:table-cell/>
          <table:table-cell table:style-name="ce2" office:value-type="string">
            <text:p>2.14 €2 </text:p>
          </table:table-cell>
          <table:table-cell table:style-name="ce2" office:value-type="string">
            <text:p>2.16 €6.341 </text:p>
          </table:table-cell>
          <table:table-cell table:style-name="ce2" office:value-type="string">
            <text:p>2.18 €4.366 </text:p>
          </table:table-cell>
        </table:table-row>
        <table:table-row table:style-name="ro2">
          <table:table-cell table:style-name="ce2" office:value-type="string">
            <text:p><text:span text:style-name="T1"><text:a xlink:href="../../../basketball/marketactivity%3Fid=1.105667590&amp;selectionId=13114">Markt-Aktivität</text:a></text:span><text:span text:style-name="T1"> Atlanta </text:span></text:p>
          </table:table-cell>
          <table:table-cell table:style-name="ce2" office:value-type="string" table:number-columns-spanned="7" table:number-rows-spanned="1">
            <text:p>1.85 €2.205 </text:p>
          </table:table-cell>
          <table:covered-table-cell table:number-columns-repeated="6"/>
          <table:table-cell table:style-name="ce2" office:value-type="string">
            <text:p>1.86 €7.543 </text:p>
          </table:table-cell>
          <table:table-cell table:style-name="ce2" office:value-type="string">
            <text:p>1.87 €2.732 </text:p>
          </table:table-cell>
          <table:table-cell/>
          <table:table-cell table:style-name="ce2" office:value-type="string">
            <text:p>1.88 €105 </text:p>
          </table:table-cell>
          <table:table-cell table:style-name="ce2" office:value-type="string">
            <text:p>1.89 €1.422 </text:p>
          </table:table-cell>
          <table:table-cell table:style-name="ce2" office:value-type="string">
            <text:p>1.9 €3.149 </text:p>
          </table:table-cell>
        </table:table-row>
      </table:table>
      <table:table table:name="Tabelle4" table:style-name="ta1">
        <table:table-column table:style-name="co3" table:number-columns-repeated="2" table:default-cell-style-name="ce2"/>
        <table:table-column table:style-name="co3" table:number-columns-repeated="6" table:default-cell-style-name="Default"/>
        <table:table-column table:style-name="co3" table:number-columns-repeated="7" table:default-cell-style-name="ce2"/>
        <table:table-row table:style-name="ro2">
          <table:table-cell/>
          <table:table-cell office:value-type="string" table:number-columns-spanned="7" table:number-rows-spanned="1">
            <text:p>1.92€864</text:p>
          </table:table-cell>
          <table:covered-table-cell table:number-columns-repeated="6"/>
          <table:table-cell office:value-type="string">
            <text:p>1.93€159</text:p>
          </table:table-cell>
          <table:table-cell office:value-type="string">
            <text:p>1.96€113</text:p>
          </table:table-cell>
          <table:table-cell/>
          <table:table-cell office:value-type="string">
            <text:p>1.99€93</text:p>
          </table:table-cell>
          <table:table-cell office:value-type="string">
            <text:p>2€143</text:p>
          </table:table-cell>
          <table:table-cell office:value-type="string">
            <text:p>2.02€230</text:p>
          </table:table-cell>
          <table:table-cell/>
        </table:table-row>
        <table:table-row table:style-name="ro2">
          <table:table-cell/>
          <table:table-cell office:value-type="string" table:number-columns-spanned="7" table:number-rows-spanned="1">
            <text:p>5.7€5</text:p>
          </table:table-cell>
          <table:covered-table-cell table:number-columns-repeated="6"/>
          <table:table-cell office:value-type="string">
            <text:p>5.8€208</text:p>
          </table:table-cell>
          <table:table-cell office:value-type="string">
            <text:p>6€208</text:p>
          </table:table-cell>
          <table:table-cell/>
          <table:table-cell office:value-type="string">
            <text:p>6.4€29</text:p>
          </table:table-cell>
          <table:table-cell office:value-type="string">
            <text:p>6.6€29</text:p>
          </table:table-cell>
          <table:table-cell office:value-type="string">
            <text:p>6.8€88</text:p>
          </table:table-cell>
          <table:table-cell/>
        </table:table-row>
        <table:table-row table:style-name="ro2">
          <table:table-cell office:value-type="string">
            <text:p><text:span text:style-name="T1"><text:a xlink:href="../../../football/marketactivity%3Fid=1.105617592&amp;selectionId=58805">Markt-Aktivität</text:a></text:span><text:span text:style-name="T1"> Unentschieden </text:span></text:p>
          </table:table-cell>
          <table:table-cell office:value-type="string" table:number-columns-spanned="7" table:number-rows-spanned="1">
            <text:p>2.96 €42</text:p>
          </table:table-cell>
          <table:covered-table-cell table:number-columns-repeated="6"/>
          <table:table-cell office:value-type="string">
            <text:p>2.98 €113 </text:p>
          </table:table-cell>
          <table:table-cell office:value-type="string">
            <text:p>3 €62 </text:p>
          </table:table-cell>
          <table:table-cell/>
          <table:table-cell office:value-type="string">
            <text:p>3.1 €81</text:p>
          </table:table-cell>
          <table:table-cell office:value-type="string">
            <text:p>3.15 €474</text:p>
          </table:table-cell>
          <table:table-cell office:value-type="string">
            <text:p>3.2 €320</text:p>
          </table:table-cell>
          <table:table-cell table:style-name="Default"/>
        </table:table-row>
      </table:table>
      <table:table table:name="Multi Bets" table:style-name="ta1">
        <table:table-column table:style-name="co4" table:default-cell-style-name="Default"/>
        <table:table-column table:style-name="co3" table:default-cell-style-name="ce7"/>
        <table:table-column table:style-name="co3" table:default-cell-style-name="Default"/>
        <table:table-column table:style-name="co3" table:default-cell-style-name="ce12"/>
        <table:table-column table:style-name="co3" table:number-columns-repeated="12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6" office:value-type="string" table:number-columns-spanned="4" table:number-rows-spanned="1">
            <text:p>Ereignis 1</text:p>
          </table:table-cell>
          <table:covered-table-cell table:number-columns-repeated="2" table:style-name="ce9"/>
          <table:covered-table-cell table:style-name="ce14"/>
          <table:table-cell/>
          <table:table-cell table:style-name="ce6" office:value-type="string" table:number-columns-spanned="4" table:number-rows-spanned="1">
            <text:p>Ereignis 2</text:p>
          </table:table-cell>
          <table:covered-table-cell table:number-columns-repeated="2" table:style-name="ce9"/>
          <table:covered-table-cell table:style-name="ce14"/>
          <table:table-cell table:number-columns-repeated="6"/>
        </table:table-row>
        <table:table-row table:style-name="ro1">
          <table:table-cell table:number-columns-repeated="2"/>
          <table:table-cell table:style-name="ce10" office:value-type="string">
            <text:p>Odd</text:p>
          </table:table-cell>
          <table:table-cell table:style-name="ce10" office:value-type="string">
            <text:p>Stake</text:p>
          </table:table-cell>
          <table:table-cell table:style-name="ce15" office:value-type="string">
            <text:p>Return</text:p>
          </table:table-cell>
          <table:table-cell/>
          <table:table-cell table:style-name="ce7"/>
          <table:table-cell table:style-name="ce10" office:value-type="string">
            <text:p>Odd</text:p>
          </table:table-cell>
          <table:table-cell table:style-name="ce10" office:value-type="string">
            <text:p>Stake</text:p>
          </table:table-cell>
          <table:table-cell table:style-name="ce15" office:value-type="string">
            <text:p>Return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float" office:value="4.1">
            <text:p>4,100</text:p>
          </table:table-cell>
          <table:table-cell office:value-type="float" office:value="30">
            <text:p>30,00</text:p>
          </table:table-cell>
          <table:table-cell table:style-name="ce16" table:formula="of:=[.D4]*[.C4]" office:value-type="float" office:value="123">
            <text:p>123,00</text:p>
          </table:table-cell>
          <table:table-cell/>
          <table:table-cell table:style-name="ce7"/>
          <table:table-cell table:style-name="ce3" office:value-type="float" office:value="1.61">
            <text:p>1,610</text:p>
          </table:table-cell>
          <table:table-cell table:style-name="ce12" office:value-type="float" office:value="4">
            <text:p>4,00</text:p>
          </table:table-cell>
          <table:table-cell table:style-name="ce16" table:formula="of:=[.I4]*[.H4]" office:value-type="float" office:value="6.44">
            <text:p>6,4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float" office:value="0">
            <text:p>0,000</text:p>
          </table:table-cell>
          <table:table-cell office:value-type="float" office:value="0">
            <text:p>0,00</text:p>
          </table:table-cell>
          <table:table-cell table:style-name="ce16" table:formula="of:=[.D5]*[.C5]" office:value-type="float" office:value="0">
            <text:p>0,00</text:p>
          </table:table-cell>
          <table:table-cell/>
          <table:table-cell table:style-name="ce7"/>
          <table:table-cell table:style-name="ce3" office:value-type="float" office:value="0">
            <text:p>0,000</text:p>
          </table:table-cell>
          <table:table-cell table:style-name="ce12" office:value-type="float" office:value="0">
            <text:p>0,00</text:p>
          </table:table-cell>
          <table:table-cell table:style-name="ce16" table:formula="of:=[.I5]*[.H5]" office:value-type="float" office:value="0">
            <text:p>0,00</text:p>
          </table:table-cell>
          <table:table-cell/>
          <table:table-cell table:style-name="ce3"/>
          <table:table-cell table:style-name="ce12" table:number-columns-repeated="3"/>
          <table:table-cell table:style-name="ce18"/>
        </table:table-row>
        <table:table-row table:style-name="ro1" table:number-rows-repeated="5">
          <table:table-cell table:number-columns-repeated="2"/>
          <table:table-cell table:style-name="ce3"/>
          <table:table-cell/>
          <table:table-cell table:style-name="ce16"/>
          <table:table-cell/>
          <table:table-cell table:style-name="ce7"/>
          <table:table-cell table:style-name="ce3"/>
          <table:table-cell table:style-name="ce12"/>
          <table:table-cell table:style-name="ce16"/>
          <table:table-cell table:number-columns-repeated="2"/>
          <table:table-cell table:style-name="ce12" table:number-columns-repeated="4"/>
        </table:table-row>
        <table:table-row table:style-name="ro1">
          <table:table-cell/>
          <table:table-cell table:style-name="ce8" office:value-type="string">
            <text:p>Average</text:p>
          </table:table-cell>
          <table:table-cell table:style-name="ce11" table:formula="of:=[.E11]/[.D11]" office:value-type="float" office:value="4.1">
            <text:p>4,100</text:p>
          </table:table-cell>
          <table:table-cell table:style-name="ce13" table:formula="of:=SUM([.D4:.D10])" office:value-type="float" office:value="30">
            <text:p>30,00</text:p>
          </table:table-cell>
          <table:table-cell table:style-name="ce17" table:formula="of:=SUM([.E4:.E10])" office:value-type="float" office:value="123">
            <text:p>123,00</text:p>
          </table:table-cell>
          <table:table-cell/>
          <table:table-cell table:style-name="ce8" office:value-type="string">
            <text:p>Average</text:p>
          </table:table-cell>
          <table:table-cell table:style-name="ce11" table:formula="of:=[.J11]/[.I11]" office:value-type="float" office:value="1.61">
            <text:p>1,610</text:p>
          </table:table-cell>
          <table:table-cell table:style-name="ce13" table:formula="of:=SUM([.I4:.I10])" office:value-type="float" office:value="4">
            <text:p>4,00</text:p>
          </table:table-cell>
          <table:table-cell table:style-name="ce17" table:formula="of:=SUM([.J4:.J10])" office:value-type="float" office:value="6.44">
            <text:p>6,44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>
            <text:p>current risk/win</text:p>
          </table:table-cell>
          <table:table-cell table:style-name="ce3"/>
          <table:table-cell table:style-name="ce12"/>
          <table:table-cell/>
          <table:table-cell table:style-name="ce12" table:formula="of:=[.E11]-[.D11]-[.I11]" office:value-type="float" office:value="89">
            <text:p>89,00</text:p>
          </table:table-cell>
          <table:table-cell table:style-name="ce18"/>
          <table:table-cell table:number-columns-repeated="3"/>
          <table:table-cell table:formula="of:=[.J11]-[.D11]-[.I11]" office:value-type="float" office:value="-27.56">
            <text:p>-27,56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>
            <text:p>braek even</text:p>
          </table:table-cell>
          <table:table-cell table:style-name="Default"/>
          <table:table-cell table:formula="of:=1/(1-1/[.C11])" office:value-type="float" office:value="1.32258064516129">
            <text:p>1,3225806452</text:p>
          </table:table-cell>
          <table:table-cell table:style-name="Default"/>
          <table:table-cell table:number-columns-repeated="1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>
            <text:p>equal risk/win</text:p>
          </table:table-cell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 table:number-rows-repeated="5"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6" office:value-type="string" table:number-columns-spanned="4" table:number-rows-spanned="1">
            <text:p>Ereignis 1</text:p>
          </table:table-cell>
          <table:covered-table-cell table:number-columns-repeated="2" table:style-name="ce9"/>
          <table:covered-table-cell table:style-name="ce14"/>
          <table:table-cell/>
          <table:table-cell table:style-name="ce6" office:value-type="string" table:number-columns-spanned="4" table:number-rows-spanned="1">
            <text:p>Ereignis 2</text:p>
          </table:table-cell>
          <table:covered-table-cell table:number-columns-repeated="2" table:style-name="ce9"/>
          <table:covered-table-cell table:style-name="ce14"/>
          <table:table-cell table:number-columns-repeated="6"/>
        </table:table-row>
        <table:table-row table:style-name="ro1">
          <table:table-cell table:number-columns-repeated="2"/>
          <table:table-cell table:style-name="ce10" office:value-type="string">
            <text:p>Odd</text:p>
          </table:table-cell>
          <table:table-cell table:style-name="ce10" office:value-type="string">
            <text:p>Stake</text:p>
          </table:table-cell>
          <table:table-cell table:style-name="ce15" office:value-type="string">
            <text:p>Return</text:p>
          </table:table-cell>
          <table:table-cell/>
          <table:table-cell table:style-name="ce7"/>
          <table:table-cell table:style-name="ce10" office:value-type="string">
            <text:p>Odd</text:p>
          </table:table-cell>
          <table:table-cell table:style-name="ce10" office:value-type="string">
            <text:p>Stake</text:p>
          </table:table-cell>
          <table:table-cell table:style-name="ce15" office:value-type="string">
            <text:p>Return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float" office:value="1.78">
            <text:p>1,780</text:p>
          </table:table-cell>
          <table:table-cell office:value-type="float" office:value="5">
            <text:p>5,00</text:p>
          </table:table-cell>
          <table:table-cell table:style-name="ce16" table:formula="of:=[.D27]*[.C27]" office:value-type="float" office:value="8.9">
            <text:p>8,90</text:p>
          </table:table-cell>
          <table:table-cell/>
          <table:table-cell table:style-name="ce7"/>
          <table:table-cell table:style-name="ce3" office:value-type="float" office:value="7.25">
            <text:p>7,250</text:p>
          </table:table-cell>
          <table:table-cell table:style-name="ce12" office:value-type="float" office:value="3">
            <text:p>3,00</text:p>
          </table:table-cell>
          <table:table-cell table:style-name="ce16" table:formula="of:=[.I27]*[.H27]" office:value-type="float" office:value="21.75">
            <text:p>21,7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float" office:value="2.5">
            <text:p>2,500</text:p>
          </table:table-cell>
          <table:table-cell office:value-type="float" office:value="5">
            <text:p>5,00</text:p>
          </table:table-cell>
          <table:table-cell table:style-name="ce16" table:formula="of:=[.D28]*[.C28]" office:value-type="float" office:value="12.5">
            <text:p>12,50</text:p>
          </table:table-cell>
          <table:table-cell/>
          <table:table-cell table:style-name="ce7"/>
          <table:table-cell table:style-name="ce3" office:value-type="float" office:value="0">
            <text:p>0,000</text:p>
          </table:table-cell>
          <table:table-cell table:style-name="ce12" office:value-type="float" office:value="0">
            <text:p>0,00</text:p>
          </table:table-cell>
          <table:table-cell table:style-name="ce16" table:formula="of:=[.I28]*[.H28]" office:value-type="float" office:value="0">
            <text:p>0,00</text:p>
          </table:table-cell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ce3"/>
          <table:table-cell/>
          <table:table-cell table:style-name="ce16"/>
          <table:table-cell/>
          <table:table-cell table:style-name="ce7"/>
          <table:table-cell table:style-name="ce3"/>
          <table:table-cell table:style-name="ce12"/>
          <table:table-cell table:style-name="ce16"/>
          <table:table-cell table:number-columns-repeated="6"/>
        </table:table-row>
        <table:table-row table:style-name="ro1">
          <table:table-cell/>
          <table:table-cell table:style-name="ce8" office:value-type="string">
            <text:p>Average</text:p>
          </table:table-cell>
          <table:table-cell table:style-name="ce11" table:formula="of:=[.E34]/[.D34]" office:value-type="float" office:value="2.14">
            <text:p>2,140</text:p>
          </table:table-cell>
          <table:table-cell table:style-name="ce13" table:formula="of:=SUM([.D27:.D33])" office:value-type="float" office:value="10">
            <text:p>10,00</text:p>
          </table:table-cell>
          <table:table-cell table:style-name="ce17" table:formula="of:=SUM([.E27:.E33])" office:value-type="float" office:value="21.4">
            <text:p>21,40</text:p>
          </table:table-cell>
          <table:table-cell/>
          <table:table-cell table:style-name="ce8" office:value-type="string">
            <text:p>Average</text:p>
          </table:table-cell>
          <table:table-cell table:style-name="ce11" table:formula="of:=[.J34]/[.I34]" office:value-type="float" office:value="7.25">
            <text:p>7,250</text:p>
          </table:table-cell>
          <table:table-cell table:style-name="ce13" table:formula="of:=SUM([.I27:.I33])" office:value-type="float" office:value="3">
            <text:p>3,00</text:p>
          </table:table-cell>
          <table:table-cell table:style-name="ce17" table:formula="of:=SUM([.J27:.J33])" office:value-type="float" office:value="21.75">
            <text:p>21,75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>
            <text:p>current risk/win</text:p>
          </table:table-cell>
          <table:table-cell table:style-name="ce3"/>
          <table:table-cell table:style-name="ce12"/>
          <table:table-cell/>
          <table:table-cell table:style-name="ce12" table:formula="of:=[.E34]-[.D34]-[.I34]" office:value-type="float" office:value="8.4">
            <text:p>8,40</text:p>
          </table:table-cell>
          <table:table-cell table:style-name="ce18"/>
          <table:table-cell table:number-columns-repeated="3"/>
          <table:table-cell table:formula="of:=[.J34]-[.D34]-[.I34]" office:value-type="float" office:value="8.75">
            <text:p>8,75</text:p>
          </table:table-cell>
          <table:table-cell table:number-columns-repeated="6"/>
        </table:table-row>
      </table:table>
      <table:table table:name="2 Weg" table:style-name="ta1">
        <table:table-column table:style-name="co3" table:default-cell-style-name="Default"/>
        <table:table-column table:style-name="co3" table:default-cell-style-name="ce27"/>
        <table:table-column table:style-name="co3" table:default-cell-style-name="ce31"/>
        <table:table-column table:style-name="co3" table:default-cell-style-name="ce34"/>
        <table:table-column table:style-name="co3" table:default-cell-style-name="ce39"/>
        <table:table-column table:style-name="co3" table:default-cell-style-name="Default"/>
        <table:table-column table:style-name="co7" table:default-cell-style-name="ce27"/>
        <table:table-column table:style-name="co3" table:default-cell-style-name="ce31"/>
        <table:table-column table:style-name="co3" table:default-cell-style-name="ce34"/>
        <table:table-column table:style-name="co3" table:default-cell-style-name="ce39"/>
        <table:table-column table:style-name="co3" table:number-columns-repeated="4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>
            <text:p>BACK</text:p>
          </table:table-cell>
          <table:table-cell table:style-name="ce26" office:value-type="string" table:number-columns-spanned="4" table:number-rows-spanned="1">
            <text:p>Ereignis 1 <text:s text:c="4"/>O 2,5</text:p>
          </table:table-cell>
          <table:covered-table-cell table:number-columns-repeated="2" table:style-name="ce29"/>
          <table:covered-table-cell table:style-name="ce37"/>
          <table:table-cell/>
          <table:table-cell table:style-name="ce26" office:value-type="string" table:number-columns-spanned="4" table:number-rows-spanned="1">
            <text:p>Ereignis 2 <text:s text:c="4"/>U 2,5</text:p>
          </table:table-cell>
          <table:covered-table-cell table:number-columns-repeated="2" table:style-name="ce29"/>
          <table:covered-table-cell table:style-name="ce37"/>
          <table:table-cell table:number-columns-repeated="7"/>
        </table:table-row>
        <table:table-row table:style-name="ro1">
          <table:table-cell table:number-columns-repeated="2"/>
          <table:table-cell table:style-name="ce30" office:value-type="string">
            <text:p>Odd</text:p>
          </table:table-cell>
          <table:table-cell table:style-name="ce30" office:value-type="string">
            <text:p>Stake</text:p>
          </table:table-cell>
          <table:table-cell table:style-name="ce38" office:value-type="string">
            <text:p>Return</text:p>
          </table:table-cell>
          <table:table-cell table:number-columns-repeated="2"/>
          <table:table-cell table:style-name="ce30" office:value-type="string">
            <text:p>Odd</text:p>
          </table:table-cell>
          <table:table-cell table:style-name="ce30" office:value-type="string">
            <text:p>Stake</text:p>
          </table:table-cell>
          <table:table-cell table:style-name="ce38" office:value-type="string">
            <text:p>Retur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78">
            <text:p>2,780</text:p>
          </table:table-cell>
          <table:table-cell office:value-type="float" office:value="6.5">
            <text:p>6,50</text:p>
          </table:table-cell>
          <table:table-cell table:formula="of:=[.D3]*[.C3]" office:value-type="float" office:value="18.07">
            <text:p>18,07</text:p>
          </table:table-cell>
          <table:table-cell table:formula="of:=([.E3]-[.D3])*0.05" office:value-type="float" office:value="0.5785">
            <text:p>0,5785</text:p>
          </table:table-cell>
          <table:table-cell/>
          <table:table-cell office:value-type="float" office:value="1.56">
            <text:p>1,560</text:p>
          </table:table-cell>
          <table:table-cell office:value-type="float" office:value="49">
            <text:p>49,00</text:p>
          </table:table-cell>
          <table:table-cell table:formula="of:=[.I3]*[.H3]" office:value-type="float" office:value="76.44">
            <text:p>76,44</text:p>
          </table:table-cell>
          <table:table-cell table:formula="of:=[.J3]-[.I3]" office:value-type="float" office:value="27.44">
            <text:p>27,44</text:p>
          </table:table-cell>
          <table:table-cell/>
          <table:table-cell office:value-type="float" office:value="87">
            <text:p>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.85">
            <text:p>2,850</text:p>
          </table:table-cell>
          <table:table-cell table:style-name="ce35" office:value-type="float" office:value="10">
            <text:p>10,00</text:p>
          </table:table-cell>
          <table:table-cell table:formula="of:=[.D4]*[.C4]" office:value-type="float" office:value="28.5">
            <text:p>28,50</text:p>
          </table:table-cell>
          <table:table-cell/>
          <table:table-cell office:value-type="string">
            <text:p>Victor</text:p>
          </table:table-cell>
          <table:table-cell office:value-type="float" office:value="1.95">
            <text:p>1,950</text:p>
          </table:table-cell>
          <table:table-cell office:value-type="float" office:value="0">
            <text:p>0,00</text:p>
          </table:table-cell>
          <table:table-cell table:formula="of:=[.I4]*[.H4]" office:value-type="float" office:value="0">
            <text:p>0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93">
            <text:p>2,930</text:p>
          </table:table-cell>
          <table:table-cell office:value-type="float" office:value="10">
            <text:p>10,00</text:p>
          </table:table-cell>
          <table:table-cell table:formula="of:=[.D5]*[.C5]" office:value-type="float" office:value="29.3">
            <text:p>29,30</text:p>
          </table:table-cell>
          <table:table-cell table:number-columns-repeated="2"/>
          <table:table-cell office:value-type="float" office:value="1.8">
            <text:p>1,800</text:p>
          </table:table-cell>
          <table:table-cell office:value-type="float" office:value="0">
            <text:p>0,00</text:p>
          </table:table-cell>
          <table:table-cell table:formula="of:=[.I5]*[.H5]" office:value-type="float" office:value="0">
            <text:p>0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37">
            <text:p>2,370</text:p>
          </table:table-cell>
          <table:table-cell office:value-type="float" office:value="0">
            <text:p>0,00</text:p>
          </table:table-cell>
          <table:table-cell table:formula="of:=[.D6]*[.C6]" office:value-type="float" office:value="0">
            <text:p>0,00</text:p>
          </table:table-cell>
          <table:table-cell table:number-columns-repeated="2"/>
          <table:table-cell office:value-type="float" office:value="1.9">
            <text:p>1,900</text:p>
          </table:table-cell>
          <table:table-cell office:value-type="float" office:value="0">
            <text:p>0,00</text:p>
          </table:table-cell>
          <table:table-cell table:formula="of:=[.I6]*[.H6]" office:value-type="float" office:value="0">
            <text:p>0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58">
            <text:p>2,580</text:p>
          </table:table-cell>
          <table:table-cell office:value-type="float" office:value="0">
            <text:p>0,00</text:p>
          </table:table-cell>
          <table:table-cell table:formula="of:=[.D7]*[.C7]" office:value-type="float" office:value="0">
            <text:p>0,00</text:p>
          </table:table-cell>
          <table:table-cell table:number-columns-repeated="2"/>
          <table:table-cell office:value-type="float" office:value="1.9">
            <text:p>1,900</text:p>
          </table:table-cell>
          <table:table-cell office:value-type="float" office:value="0">
            <text:p>0,00</text:p>
          </table:table-cell>
          <table:table-cell table:formula="of:=[.I7]*[.H7]" office:value-type="float" office:value="0">
            <text:p>0,00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office:value-type="float" office:value="0">
            <text:p>0,00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0">
            <text:p>0,00</text:p>
          </table:table-cell>
          <table:table-cell table:number-columns-repeated="7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28" office:value-type="string">
            <text:p>Average</text:p>
          </table:table-cell>
          <table:table-cell table:style-name="ce33" table:formula="of:=[.E13]/[.D13]" office:value-type="float" office:value="2.86301886792453">
            <text:p>2,863</text:p>
          </table:table-cell>
          <table:table-cell table:style-name="ce36" table:formula="of:=SUM([.D3:.D12])" office:value-type="float" office:value="26.5">
            <text:p>26,50</text:p>
          </table:table-cell>
          <table:table-cell table:style-name="ce40" table:formula="of:=SUM([.E3:.E12])" office:value-type="float" office:value="75.87">
            <text:p>75,87</text:p>
          </table:table-cell>
          <table:table-cell/>
          <table:table-cell table:style-name="ce28" office:value-type="string">
            <text:p>Average</text:p>
          </table:table-cell>
          <table:table-cell table:style-name="ce33" table:formula="of:=[.J13]/[.I13]" office:value-type="float" office:value="1.56">
            <text:p>1,560</text:p>
          </table:table-cell>
          <table:table-cell table:style-name="ce36" table:formula="of:=SUM([.I3:.I12])" office:value-type="float" office:value="49">
            <text:p>49,00</text:p>
          </table:table-cell>
          <table:table-cell table:style-name="ce40" table:formula="of:=SUM([.J3:.J12])" office:value-type="float" office:value="76.44">
            <text:p>76,44</text:p>
          </table:table-cell>
          <table:table-cell/>
          <table:table-cell table:formula="of:=[.D13]+[.I13]" office:value-type="float" office:value="75.5">
            <text:p>75,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Default" table:formula="of:=[.E13]-[.L13]" office:value-type="float" office:value="0.370000000000005">
            <text:p>0,37</text:p>
          </table:table-cell>
          <table:table-cell table:formula="of:=[.E14]-[.F3]" office:value-type="float" office:value="-0.208499999999995">
            <text:p>-0,2085</text:p>
          </table:table-cell>
          <table:table-cell table:style-name="Default" table:number-columns-repeated="3"/>
          <table:table-cell table:style-name="Default" table:formula="of:=[.J13]-[.L13]" office:value-type="float" office:value="0.939999999999998">
            <text:p>0,94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>
            <text:p>LAY</text:p>
          </table:table-cell>
          <table:table-cell table:style-name="ce26" office:value-type="string" table:number-columns-spanned="4" table:number-rows-spanned="1">
            <text:p>Ereignis 1 <text:s text:c="4"/>+6.5</text:p>
          </table:table-cell>
          <table:covered-table-cell table:number-columns-repeated="2" table:style-name="ce29"/>
          <table:covered-table-cell table:style-name="ce37"/>
          <table:table-cell/>
          <table:table-cell table:style-name="ce26" office:value-type="string" table:number-columns-spanned="4" table:number-rows-spanned="1">
            <text:p>Ereignis 2 <text:s text:c="2"/>-6.5</text:p>
          </table:table-cell>
          <table:covered-table-cell table:number-columns-repeated="2" table:style-name="ce29"/>
          <table:covered-table-cell table:style-name="ce37"/>
          <table:table-cell table:number-columns-repeated="7"/>
        </table:table-row>
        <table:table-row table:style-name="ro1">
          <table:table-cell table:number-columns-repeated="2"/>
          <table:table-cell table:style-name="ce30" office:value-type="string">
            <text:p>Odd</text:p>
          </table:table-cell>
          <table:table-cell table:style-name="ce30" office:value-type="string">
            <text:p>Stake</text:p>
          </table:table-cell>
          <table:table-cell table:style-name="ce38" office:value-type="string">
            <text:p>Return</text:p>
          </table:table-cell>
          <table:table-cell table:number-columns-repeated="2"/>
          <table:table-cell table:style-name="ce30" office:value-type="string">
            <text:p>Odd</text:p>
          </table:table-cell>
          <table:table-cell table:style-name="ce30" office:value-type="string">
            <text:p>Stake</text:p>
          </table:table-cell>
          <table:table-cell table:style-name="ce38" office:value-type="string">
            <text:p>Return</text:p>
          </table:table-cell>
          <table:table-cell table:number-columns-repeated="4"/>
          <table:table-cell table:formula="of:=22-6.41" office:value-type="float" office:value="15.59">
            <text:p>15,5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un -32,5</text:p>
          </table:table-cell>
          <table:table-cell office:value-type="float" office:value="5.5">
            <text:p>5,500</text:p>
          </table:table-cell>
          <table:table-cell office:value-type="float" office:value="2.67">
            <text:p>2,67</text:p>
          </table:table-cell>
          <table:table-cell table:formula="of:=[.D19]*[.C19]" office:value-type="float" office:value="14.685">
            <text:p>14,69</text:p>
          </table:table-cell>
          <table:table-cell table:number-columns-repeated="2"/>
          <table:table-cell office:value-type="float" office:value="1.9">
            <text:p>1,900</text:p>
          </table:table-cell>
          <table:table-cell office:value-type="float" office:value="0">
            <text:p>0,00</text:p>
          </table:table-cell>
          <table:table-cell table:formula="of:=[.I19]*[.H19]" office:value-type="float" office:value="0">
            <text:p>0,00</text:p>
          </table:table-cell>
          <table:table-cell table:number-columns-repeated="3"/>
          <table:table-cell table:formula="of:=1/([.C19]-1)+1" office:value-type="float" office:value="1.22222222222222">
            <text:p>1,22222222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5.5">
            <text:p>205,5</text:p>
          </table:table-cell>
          <table:table-cell office:value-type="float" office:value="5">
            <text:p>5,000</text:p>
          </table:table-cell>
          <table:table-cell office:value-type="float" office:value="3">
            <text:p>3,00</text:p>
          </table:table-cell>
          <table:table-cell table:formula="of:=[.D20]*[.C20]" office:value-type="float" office:value="15">
            <text:p>15,00</text:p>
          </table:table-cell>
          <table:table-cell table:number-columns-repeated="2"/>
          <table:table-cell office:value-type="float" office:value="4.2">
            <text:p>4,200</text:p>
          </table:table-cell>
          <table:table-cell office:value-type="float" office:value="0">
            <text:p>0,00</text:p>
          </table:table-cell>
          <table:table-cell table:formula="of:=[.I20]*[.H20]" office:value-type="float" office:value="0">
            <text:p>0,00</text:p>
          </table:table-cell>
          <table:table-cell table:formula="of:=([.J20]-[.I20])*0.0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.5">
            <text:p>8,500</text:p>
          </table:table-cell>
          <table:table-cell office:value-type="float" office:value="1.6">
            <text:p>1,60</text:p>
          </table:table-cell>
          <table:table-cell table:formula="of:=[.D21]*[.C21]" office:value-type="float" office:value="13.6">
            <text:p>13,60</text:p>
          </table:table-cell>
          <table:table-cell table:number-columns-repeated="2"/>
          <table:table-cell office:value-type="float" office:value="5">
            <text:p>5,000</text:p>
          </table:table-cell>
          <table:table-cell office:value-type="float" office:value="0">
            <text:p>0,00</text:p>
          </table:table-cell>
          <table:table-cell table:formula="of:=[.I21]*[.H21]" office:value-type="float" office:value="0">
            <text:p>0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">
            <text:p>11,000</text:p>
          </table:table-cell>
          <table:table-cell office:value-type="float" office:value="1.2">
            <text:p>1,20</text:p>
          </table:table-cell>
          <table:table-cell table:formula="of:=[.D22]*[.C22]" office:value-type="float" office:value="13.2">
            <text:p>13,20</text:p>
          </table:table-cell>
          <table:table-cell table:number-columns-repeated="2"/>
          <table:table-cell office:value-type="float" office:value="6">
            <text:p>6,000</text:p>
          </table:table-cell>
          <table:table-cell office:value-type="float" office:value="0">
            <text:p>0,00</text:p>
          </table:table-cell>
          <table:table-cell table:formula="of:=[.I22]*[.H22]" office:value-type="float" office:value="0">
            <text:p>0,00</text:p>
          </table:table-cell>
          <table:table-cell table:number-columns-repeated="4"/>
          <table:table-cell office:value-type="float" office:value="452623121405">
            <text:p>4526231214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">
            <text:p>21,000</text:p>
          </table:table-cell>
          <table:table-cell office:value-type="float" office:value="0.6">
            <text:p>0,60</text:p>
          </table:table-cell>
          <table:table-cell table:formula="of:=[.D23]*[.C23]" office:value-type="float" office:value="12.6">
            <text:p>12,60</text:p>
          </table:table-cell>
          <table:table-cell table:number-columns-repeated="4"/>
          <table:table-cell/>
          <table:table-cell table:formula="of:=[.J23]*0.0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-12">
            <text:p>-12,00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28" office:value-type="string">
            <text:p>Average</text:p>
          </table:table-cell>
          <table:table-cell table:style-name="ce33" table:formula="of:=[.E26]/[.D26]" office:value-type="float" office:value="6.29382579933848">
            <text:p>6,294</text:p>
          </table:table-cell>
          <table:table-cell table:style-name="ce36" table:formula="of:=SUM([.D19:.D25])" office:value-type="float" office:value="9.07">
            <text:p>9,07</text:p>
          </table:table-cell>
          <table:table-cell table:style-name="ce40" table:formula="of:=SUM([.E19:.E25])" office:value-type="float" office:value="57.085">
            <text:p>57,09</text:p>
          </table:table-cell>
          <table:table-cell/>
          <table:table-cell table:style-name="ce28" office:value-type="string">
            <text:p>Average</text:p>
          </table:table-cell>
          <table:table-cell table:style-name="ce33" table:formula="of:=[.J26]/[.I26]" office:value-type="float" office:value="0">
            <text:p>#DIV/0!</text:p>
          </table:table-cell>
          <table:table-cell table:style-name="ce36" table:formula="of:=SUM([.I19:.I25])" office:value-type="float" office:value="0">
            <text:p>0,00</text:p>
          </table:table-cell>
          <table:table-cell table:style-name="ce40" table:formula="of:=SUM([.J19:.J25])" office:value-type="float" office:value="0">
            <text:p>0,00</text:p>
          </table:table-cell>
          <table:table-cell table:formula="of:=([.J26]-[.I26])*0.05" office:value-type="float" office:value="0">
            <text:p>0</text:p>
          </table:table-cell>
          <table:table-cell table:formula="of:=[.D26]+[.I26]" office:value-type="float" office:value="9.07">
            <text:p>9,07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Default" table:formula="of:=[.E26]-[.L26]" office:value-type="float" office:value="48.015">
            <text:p>48,015</text:p>
          </table:table-cell>
          <table:table-cell/>
          <table:table-cell table:style-name="Default" table:number-columns-repeated="3"/>
          <table:table-cell table:style-name="Default" table:formula="of:=[.J26]-[.L26]" office:value-type="float" office:value="-9.07">
            <text:p>-9,07</text:p>
          </table:table-cell>
          <table:table-cell table:formula="of:=[.J27]-[.K26]" office:value-type="float" office:value="-9.07">
            <text:p>-9,07</text:p>
          </table:table-cell>
          <table:table-cell table:formula="of:=[.J27]-[.K23]" office:value-type="float" office:value="-9.07">
            <text:p>-9,07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>
            <text:p>LAY</text:p>
          </table:table-cell>
          <table:table-cell table:style-name="ce26" office:value-type="string" table:number-columns-spanned="4" table:number-rows-spanned="1">
            <text:p>Ereignis 1 <text:s text:c="3"/>+4.5</text:p>
          </table:table-cell>
          <table:covered-table-cell table:number-columns-repeated="2" table:style-name="ce29"/>
          <table:covered-table-cell table:style-name="ce37"/>
          <table:table-cell/>
          <table:table-cell table:style-name="ce26" office:value-type="string" table:number-columns-spanned="4" table:number-rows-spanned="1">
            <text:p>Ereignis 2 <text:s text:c="4"/>-3</text:p>
          </table:table-cell>
          <table:covered-table-cell table:number-columns-repeated="2" table:style-name="ce29"/>
          <table:covered-table-cell table:style-name="ce37"/>
          <table:table-cell table:number-columns-repeated="3"/>
          <table:table-cell office:value-type="string">
            <text:p>GegenQuote</text:p>
          </table:table-cell>
          <table:table-cell office:value-type="string">
            <text:p>Stake turnover</text:p>
          </table:table-cell>
          <table:table-cell/>
          <table:table-cell office:value-type="string">
            <text:p>Stake current max odd</text:p>
          </table:table-cell>
        </table:table-row>
        <table:table-row table:style-name="ro1">
          <table:table-cell table:number-columns-repeated="2"/>
          <table:table-cell table:style-name="ce30" office:value-type="string">
            <text:p>Odd</text:p>
          </table:table-cell>
          <table:table-cell table:style-name="ce30" office:value-type="string">
            <text:p>Stake</text:p>
          </table:table-cell>
          <table:table-cell table:style-name="ce38" office:value-type="string">
            <text:p>Return</text:p>
          </table:table-cell>
          <table:table-cell table:number-columns-repeated="2"/>
          <table:table-cell table:style-name="ce30" office:value-type="string">
            <text:p>Odd</text:p>
          </table:table-cell>
          <table:table-cell table:style-name="ce30" office:value-type="string">
            <text:p>Stake</text:p>
          </table:table-cell>
          <table:table-cell table:style-name="ce38" office:value-type="string">
            <text:p>Retur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S + 1.5</text:p>
          </table:table-cell>
          <table:table-cell office:value-type="float" office:value="1.85">
            <text:p>1,850</text:p>
          </table:table-cell>
          <table:table-cell office:value-type="float" office:value="18">
            <text:p>18,00</text:p>
          </table:table-cell>
          <table:table-cell table:formula="of:=[.D32]*[.C32]" office:value-type="float" office:value="33.3">
            <text:p>33,30</text:p>
          </table:table-cell>
          <table:table-cell table:formula="of:=([.E32]-[.D32])*0.05" office:value-type="float" office:value="0.765">
            <text:p>0,765</text:p>
          </table:table-cell>
          <table:table-cell office:value-type="float" office:value="4.5">
            <text:p>4,5</text:p>
          </table:table-cell>
          <table:table-cell table:style-name="ce41" office:value-type="float" office:value="6">
            <text:p>6,000</text:p>
          </table:table-cell>
          <table:table-cell table:style-name="ce42" office:value-type="float" office:value="0">
            <text:p>0,00</text:p>
          </table:table-cell>
          <table:table-cell table:formula="of:=[.I32]*[.H32]" office:value-type="float" office:value="0">
            <text:p>0,00</text:p>
          </table:table-cell>
          <table:table-cell table:formula="of:=([.J32]-[.I32])*0.05" office:value-type="float" office:value="0">
            <text:p>0</text:p>
          </table:table-cell>
          <table:table-cell table:formula="of:=[.H32]*1.05" office:value-type="float" office:value="6.3">
            <text:p>6,3</text:p>
          </table:table-cell>
          <table:table-cell/>
          <table:table-cell table:formula="of:=1/([.C32]-1)+1" office:value-type="float" office:value="2.17647058823529">
            <text:p>2,1764705882</text:p>
          </table:table-cell>
          <table:table-cell table:formula="of:=[.E32]/[.N32]" office:value-type="float" office:value="15.3">
            <text:p>15,3</text:p>
          </table:table-cell>
          <table:table-cell/>
          <table:table-cell table:formula="of:=[.E32]/[.H32]" office:value-type="float" office:value="5.55">
            <text:p>5,55</text:p>
          </table:table-cell>
        </table:table-row>
        <table:table-row table:style-name="ro1">
          <table:table-cell table:number-columns-repeated="2"/>
          <table:table-cell office:value-type="float" office:value="4.33">
            <text:p>4,330</text:p>
          </table:table-cell>
          <table:table-cell office:value-type="float" office:value="0">
            <text:p>0,00</text:p>
          </table:table-cell>
          <table:table-cell table:formula="of:=[.D33]*[.C33]" office:value-type="float" office:value="0">
            <text:p>0,00</text:p>
          </table:table-cell>
          <table:table-cell table:formula="of:=([.E33]-[.D33])*0.05"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10">
            <text:p>10,000</text:p>
          </table:table-cell>
          <table:table-cell office:value-type="float" office:value="0">
            <text:p>0,00</text:p>
          </table:table-cell>
          <table:table-cell table:formula="of:=[.I33]*[.H33]" office:value-type="float" office:value="0">
            <text:p>0,00</text:p>
          </table:table-cell>
          <table:table-cell/>
          <table:table-cell table:formula="of:=[.H32]*0.95" office:value-type="float" office:value="5.7">
            <text:p>5,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>
            <text:p>6,000</text:p>
          </table:table-cell>
          <table:table-cell office:value-type="float" office:value="0">
            <text:p>0,00</text:p>
          </table:table-cell>
          <table:table-cell table:formula="of:=[.D34]*[.C34]" office:value-type="float" office:value="0">
            <text:p>0,00</text:p>
          </table:table-cell>
          <table:table-cell table:formula="of:=([.E34]-[.D34])*0.05" office:value-type="float" office:value="0">
            <text:p>0</text:p>
          </table:table-cell>
          <table:table-cell office:value-type="float" office:value="5.5">
            <text:p>5,5</text:p>
          </table:table-cell>
          <table:table-cell office:value-type="float" office:value="2.46">
            <text:p>2,460</text:p>
          </table:table-cell>
          <table:table-cell office:value-type="float" office:value="0">
            <text:p>0,00</text:p>
          </table:table-cell>
          <table:table-cell table:formula="of:=[.I34]*[.H34]" office:value-type="float" office:value="0">
            <text:p>0,00</text:p>
          </table:table-cell>
          <table:table-cell table:formula="of:=([.J34]-[.I34])*0.0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8">
            <text:p>1,800</text:p>
          </table:table-cell>
          <table:table-cell office:value-type="float" office:value="0">
            <text:p>0,00</text:p>
          </table:table-cell>
          <table:table-cell table:formula="of:=[.D35]*[.C35]" office:value-type="float" office:value="0">
            <text:p>0,00</text:p>
          </table:table-cell>
          <table:table-cell/>
          <table:table-cell office:value-type="float" office:value="8.5">
            <text:p>8,5</text:p>
          </table:table-cell>
          <table:table-cell office:value-type="float" office:value="1.8">
            <text:p>1,800</text:p>
          </table:table-cell>
          <table:table-cell office:value-type="float" office:value="0">
            <text:p>0,00</text:p>
          </table:table-cell>
          <table:table-cell table:formula="of:=[.I35]*[.H35]" office:value-type="float" office:value="0">
            <text:p>0,00</text:p>
          </table:table-cell>
          <table:table-cell table:number-columns-repeated="2"/>
          <table:table-cell table:formula="of:=[.H32]*1.05" office:value-type="float" office:value="6.3">
            <text:p>6,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94">
            <text:p>1,940</text:p>
          </table:table-cell>
          <table:table-cell office:value-type="float" office:value="0">
            <text:p>0,00</text:p>
          </table:table-cell>
          <table:table-cell table:formula="of:=[.D36]*[.C36]" office:value-type="float" office:value="0">
            <text:p>0,00</text:p>
          </table:table-cell>
          <table:table-cell/>
          <table:table-cell office:value-type="string">
            <text:p>MB</text:p>
          </table:table-cell>
          <table:table-cell office:value-type="float" office:value="1.4">
            <text:p>1,400</text:p>
          </table:table-cell>
          <table:table-cell office:value-type="float" office:value="0">
            <text:p>0,00</text:p>
          </table:table-cell>
          <table:table-cell table:formula="of:=[.I36]*[.H36]" office:value-type="float" office:value="0">
            <text:p>0,0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>
            <text:p>MB</text:p>
          </table:table-cell>
          <table:table-cell office:value-type="float" office:value="2.14">
            <text:p>2,140</text:p>
          </table:table-cell>
          <table:table-cell office:value-type="float" office:value="0">
            <text:p>0,00</text:p>
          </table:table-cell>
          <table:table-cell table:formula="of:=[.I37]*[.H37]" office:value-type="float" office:value="0">
            <text:p>0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25">
            <text:p>2,250</text:p>
          </table:table-cell>
          <table:table-cell office:value-type="float" office:value="0">
            <text:p>0,00</text:p>
          </table:table-cell>
          <table:table-cell table:formula="of:=[.D38]*[.C38]" office:value-type="float" office:value="0">
            <text:p>0,00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/>
          <table:table-cell office:value-type="float" office:value="0">
            <text:p>0,00</text:p>
          </table:table-cell>
          <table:table-cell table:formula="of:=([.E40]-[.D40])*0.05" office:value-type="float" office:value="0">
            <text:p>0</text:p>
          </table:table-cell>
          <table:table-cell table:number-columns-repeated="2"/>
          <table:table-cell/>
          <table:table-cell office:value-type="float" office:value="0">
            <text:p>0,00</text:p>
          </table:table-cell>
          <table:table-cell table:formula="of:=([.J40]-[.I40])*0.05" office:value-type="float" office:value="0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28" office:value-type="string">
            <text:p>Average</text:p>
          </table:table-cell>
          <table:table-cell table:style-name="ce33" table:formula="of:=[.E43]/[.D43]" office:value-type="float" office:value="1.85">
            <text:p>1,850</text:p>
          </table:table-cell>
          <table:table-cell table:style-name="ce36" table:formula="of:=SUM([.D32:.D42])" office:value-type="float" office:value="18">
            <text:p>18,00</text:p>
          </table:table-cell>
          <table:table-cell table:style-name="ce40" table:formula="of:=SUM([.E32:.E42])" office:value-type="float" office:value="33.3">
            <text:p>33,30</text:p>
          </table:table-cell>
          <table:table-cell table:formula="of:=([.E43]-[.D43])*0.05" office:value-type="float" office:value="0.765">
            <text:p>0,765</text:p>
          </table:table-cell>
          <table:table-cell table:style-name="ce28" office:value-type="string">
            <text:p>Average</text:p>
          </table:table-cell>
          <table:table-cell table:style-name="ce33" table:formula="of:=[.J43]/[.I43]" office:value-type="float" office:value="0">
            <text:p>#DIV/0!</text:p>
          </table:table-cell>
          <table:table-cell table:style-name="ce36" table:formula="of:=SUM([.I32:.I42])" office:value-type="float" office:value="0">
            <text:p>0,00</text:p>
          </table:table-cell>
          <table:table-cell table:style-name="ce40" table:formula="of:=SUM([.J32:.J42])" office:value-type="float" office:value="0">
            <text:p>0,00</text:p>
          </table:table-cell>
          <table:table-cell/>
          <table:table-cell table:formula="of:=[.D43]+[.I43]" office:value-type="float" office:value="18">
            <text:p>18</text:p>
          </table:table-cell>
          <table:table-cell/>
          <table:table-cell table:formula="of:=1/([.C43]-1)+1" office:value-type="float" office:value="2.17647058823529">
            <text:p>2,1764705882</text:p>
          </table:table-cell>
          <table:table-cell table:number-columns-repeated="2"/>
          <table:table-cell table:formula="of:=[.E43]/[.H43]" office:value-type="float" office:value="0">
            <text:p>#DIV/0!</text:p>
          </table:table-cell>
        </table:table-row>
        <table:table-row table:style-name="ro1">
          <table:table-cell/>
          <table:table-cell table:style-name="Default" table:number-columns-repeated="3"/>
          <table:table-cell table:style-name="Default" table:formula="of:=[.E43]-[.L43]" office:value-type="float" office:value="15.3">
            <text:p>15,3</text:p>
          </table:table-cell>
          <table:table-cell table:formula="of:=[.E44]-[.F40]" office:value-type="float" office:value="15.3">
            <text:p>15,3</text:p>
          </table:table-cell>
          <table:table-cell table:style-name="Default" table:number-columns-repeated="3"/>
          <table:table-cell table:style-name="Default" table:formula="of:=[.J43]-[.L43]" office:value-type="float" office:value="-18">
            <text:p>-18</text:p>
          </table:table-cell>
          <table:table-cell table:formula="of:=[.J44]-[.K40]" office:value-type="float" office:value="-18">
            <text:p>-18</text:p>
          </table:table-cell>
          <table:table-cell table:number-columns-repeated="2"/>
          <table:table-cell table:formula="of:=[.J44]*0.95" office:value-type="float" office:value="-17.1">
            <text:p>-17,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formula="of:=[.J44]-[.K32]" office:value-type="float" office:value="-18">
            <text:p>-18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Default" table:formula="of:=[.J27]-36+[.E14]+[.E44]-18" office:value-type="float" office:value="-47.4">
            <text:p>-47,4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>
            <text:p>LAY</text:p>
          </table:table-cell>
          <table:table-cell table:style-name="ce26" office:value-type="string" table:number-columns-spanned="4" table:number-rows-spanned="1">
            <text:p>Ereignis 1 <text:s text:c="4"/>AH +7.0</text:p>
          </table:table-cell>
          <table:covered-table-cell table:number-columns-repeated="2" table:style-name="ce29"/>
          <table:covered-table-cell table:style-name="ce37"/>
          <table:table-cell/>
          <table:table-cell table:style-name="ce26" office:value-type="string" table:number-columns-spanned="4" table:number-rows-spanned="1">
            <text:p>Ereignis 2 <text:s text:c="4"/>U 2,5</text:p>
          </table:table-cell>
          <table:covered-table-cell table:number-columns-repeated="2" table:style-name="ce29"/>
          <table:covered-table-cell table:style-name="ce37"/>
          <table:table-cell table:number-columns-repeated="7"/>
        </table:table-row>
        <table:table-row table:style-name="ro1">
          <table:table-cell table:number-columns-repeated="2"/>
          <table:table-cell table:style-name="ce30" office:value-type="string">
            <text:p>Odd</text:p>
          </table:table-cell>
          <table:table-cell table:style-name="ce30" office:value-type="string">
            <text:p>Stake</text:p>
          </table:table-cell>
          <table:table-cell table:style-name="ce38" office:value-type="string">
            <text:p>Return</text:p>
          </table:table-cell>
          <table:table-cell table:number-columns-repeated="2"/>
          <table:table-cell table:style-name="ce30" office:value-type="string">
            <text:p>Odd</text:p>
          </table:table-cell>
          <table:table-cell table:style-name="ce30" office:value-type="string">
            <text:p>Stake</text:p>
          </table:table-cell>
          <table:table-cell table:style-name="ce38" office:value-type="string">
            <text:p>Retur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8">
            <text:p>1,800</text:p>
          </table:table-cell>
          <table:table-cell office:value-type="float" office:value="18">
            <text:p>18,00</text:p>
          </table:table-cell>
          <table:table-cell table:formula="of:=[.D50]*[.C50]" office:value-type="float" office:value="32.4">
            <text:p>32,40</text:p>
          </table:table-cell>
          <table:table-cell table:number-columns-repeated="2"/>
          <table:table-cell office:value-type="float" office:value="2.25">
            <text:p>2,250</text:p>
          </table:table-cell>
          <table:table-cell office:value-type="float" office:value="14">
            <text:p>14,00</text:p>
          </table:table-cell>
          <table:table-cell table:formula="of:=[.I50]*[.H50]" office:value-type="float" office:value="31.5">
            <text:p>31,50</text:p>
          </table:table-cell>
          <table:table-cell table:number-columns-repeated="3"/>
          <table:table-cell table:formula="of:=1/([.C50]-1)+1" office:value-type="float" office:value="2.25">
            <text:p>2,25</text:p>
          </table:table-cell>
          <table:table-cell table:number-columns-repeated="2"/>
          <table:table-cell table:formula="of:=[.E50]/[.H50]" office:value-type="float" office:value="14.4">
            <text:p>14,4</text:p>
          </table:table-cell>
        </table:table-row>
        <table:table-row table:style-name="ro1">
          <table:table-cell table:number-columns-repeated="2"/>
          <table:table-cell office:value-type="float" office:value="2.9">
            <text:p>2,900</text:p>
          </table:table-cell>
          <table:table-cell table:style-name="ce35" office:value-type="float" office:value="0">
            <text:p>0,00</text:p>
          </table:table-cell>
          <table:table-cell table:formula="of:=[.D51]*[.C51]" office:value-type="float" office:value="0">
            <text:p>0,00</text:p>
          </table:table-cell>
          <table:table-cell table:formula="of:=([.E51]-[.D51])*0.05" office:value-type="float" office:value="0">
            <text:p>0</text:p>
          </table:table-cell>
          <table:table-cell/>
          <table:table-cell office:value-type="float" office:value="1.833">
            <text:p>1,833</text:p>
          </table:table-cell>
          <table:table-cell office:value-type="float" office:value="0">
            <text:p>0,00</text:p>
          </table:table-cell>
          <table:table-cell table:formula="of:=[.I51]*[.H51]" office:value-type="float" office:value="0">
            <text:p>0,00</text:p>
          </table:table-cell>
          <table:table-cell table:formula="of:=([.J51]-[.I51])*0.0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5"/>
          <table:table-cell table:number-columns-repeated="13"/>
        </table:table-row>
        <table:table-row table:style-name="ro1">
          <table:table-cell table:number-columns-repeated="2"/>
          <table:table-cell table:number-columns-repeated="2"/>
          <table:table-cell table:formula="of:=[.D53]*[.C53]" office:value-type="float" office:value="0">
            <text:p>0,00</text:p>
          </table:table-cell>
          <table:table-cell table:formula="of:=([.E53]-[.D53])*0.05" office:value-type="float" office:value="0">
            <text:p>0</text:p>
          </table:table-cell>
          <table:table-cell table:number-columns-repeated="2"/>
          <table:table-cell/>
          <table:table-cell office:value-type="float" office:value="0">
            <text:p>0,00</text:p>
          </table:table-cell>
          <table:table-cell table:formula="of:=([.J53]-[.I53])*0.0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28" office:value-type="string">
            <text:p>Average</text:p>
          </table:table-cell>
          <table:table-cell table:style-name="ce33" table:formula="of:=[.E55]/[.D55]" office:value-type="float" office:value="1.8">
            <text:p>1,800</text:p>
          </table:table-cell>
          <table:table-cell table:style-name="ce36" table:formula="of:=SUM([.D50:.D54])" office:value-type="float" office:value="18">
            <text:p>18,00</text:p>
          </table:table-cell>
          <table:table-cell table:style-name="ce40" table:formula="of:=SUM([.E50:.E54])" office:value-type="float" office:value="32.4">
            <text:p>32,40</text:p>
          </table:table-cell>
          <table:table-cell/>
          <table:table-cell table:style-name="ce28" office:value-type="string">
            <text:p>Average</text:p>
          </table:table-cell>
          <table:table-cell table:style-name="ce33" table:formula="of:=[.J55]/[.I55]" office:value-type="float" office:value="2.25">
            <text:p>2,250</text:p>
          </table:table-cell>
          <table:table-cell table:style-name="ce36" table:formula="of:=SUM([.I50:.I54])" office:value-type="float" office:value="14">
            <text:p>14,00</text:p>
          </table:table-cell>
          <table:table-cell table:style-name="ce40" table:formula="of:=SUM([.J50:.J54])" office:value-type="float" office:value="31.5">
            <text:p>31,50</text:p>
          </table:table-cell>
          <table:table-cell table:formula="of:=([.J55]-[.I55])*0.05" office:value-type="float" office:value="0.875">
            <text:p>0,875</text:p>
          </table:table-cell>
          <table:table-cell table:formula="of:=[.D55]+[.I55]" office:value-type="float" office:value="32">
            <text:p>32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Default" table:formula="of:=[.E55]-[.L55]" office:value-type="float" office:value="0.399999999999999">
            <text:p>0,4</text:p>
          </table:table-cell>
          <table:table-cell table:formula="of:=[.E56]-[.F53]" office:value-type="float" office:value="0.399999999999999">
            <text:p>0,4</text:p>
          </table:table-cell>
          <table:table-cell table:style-name="Default" table:number-columns-repeated="3"/>
          <table:table-cell table:style-name="Default" table:formula="of:=[.J55]-[.L55]" office:value-type="float" office:value="-0.5">
            <text:p>-0,5</text:p>
          </table:table-cell>
          <table:table-cell table:formula="of:=[.J56]-[.K53]" office:value-type="float" office:value="-0.5">
            <text:p>-0,5</text:p>
          </table:table-cell>
          <table:table-cell table:number-columns-repeated="6"/>
        </table:table-row>
        <table:table-row table:style-name="ro1" table:number-rows-repeated="8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float" office:value="2.49">
            <text:p>2,49</text:p>
          </table:table-cell>
          <table:table-cell table:style-name="Default" office:value-type="float" office:value="68">
            <text:p>68</text:p>
          </table:table-cell>
          <table:table-cell table:style-name="Default" table:formula="of:=[.C65]*[.D65]" office:value-type="float" office:value="169.32">
            <text:p>169,32</text:p>
          </table:table-cell>
          <table:table-cell/>
          <table:table-cell table:style-name="Default"/>
          <table:table-cell table:style-name="Default" office:value-type="float" office:value="1.51">
            <text:p>1,51</text:p>
          </table:table-cell>
          <table:table-cell table:style-name="Default" office:value-type="float" office:value="93">
            <text:p>93</text:p>
          </table:table-cell>
          <table:table-cell table:style-name="Default" table:formula="of:=[.H65]*[.I65]" office:value-type="float" office:value="140.43">
            <text:p>140,43</text:p>
          </table:table-cell>
          <table:table-cell table:number-columns-repeated="7"/>
        </table:table-row>
      </table:table>
      <table:table table:name="3 Weg" table:style-name="ta1">
        <table:table-column table:style-name="co3" table:number-columns-repeated="24" table:default-cell-style-name="Default"/>
        <table:table-row table:style-name="ro1">
          <table:table-cell table:number-columns-repeated="2"/>
          <table:table-cell table:formula="of:=([.C2]-1)*0.95+1" office:value-type="float" office:value="2.805">
            <text:p>2,805</text:p>
          </table:table-cell>
          <table:table-cell table:number-columns-repeated="5"/>
          <table:table-cell office:value-type="float" office:value="150">
            <text:p>15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.9">
            <text:p>2,9</text:p>
          </table:table-cell>
          <table:table-cell table:number-columns-repeated="15"/>
          <table:table-cell office:value-type="string">
            <text:p>Rapid Austria</text:p>
          </table:table-cell>
          <table:table-cell table:number-columns-repeated="5"/>
        </table:table-row>
        <table:table-row table:style-name="ro1">
          <table:table-cell office:value-type="string">
            <text:p>BACK</text:p>
          </table:table-cell>
          <table:table-cell table:style-name="ce26" office:value-type="string" table:number-columns-spanned="4" table:number-rows-spanned="1">
            <text:p>Ereignis 1</text:p>
          </table:table-cell>
          <table:covered-table-cell table:number-columns-repeated="2" table:style-name="ce29"/>
          <table:covered-table-cell table:style-name="ce37"/>
          <table:table-cell/>
          <table:table-cell table:style-name="ce26" office:value-type="string" table:number-columns-spanned="4" table:number-rows-spanned="1">
            <text:p>Ereignis 2</text:p>
          </table:table-cell>
          <table:covered-table-cell table:number-columns-repeated="2" table:style-name="ce29"/>
          <table:covered-table-cell table:style-name="ce37"/>
          <table:table-cell/>
          <table:table-cell table:style-name="ce26" office:value-type="string" table:number-columns-spanned="4" table:number-rows-spanned="1">
            <text:p>Ereignis X</text:p>
          </table:table-cell>
          <table:covered-table-cell table:number-columns-repeated="2" table:style-name="ce29"/>
          <table:covered-table-cell table:style-name="ce37"/>
          <table:table-cell table:number-columns-repeated="9"/>
        </table:table-row>
        <table:table-row table:style-name="ro1">
          <table:table-cell/>
          <table:table-cell table:style-name="ce27"/>
          <table:table-cell table:style-name="ce30" office:value-type="string">
            <text:p>Odd</text:p>
          </table:table-cell>
          <table:table-cell table:style-name="ce30" office:value-type="string">
            <text:p>Stake</text:p>
          </table:table-cell>
          <table:table-cell table:style-name="ce38" office:value-type="string">
            <text:p>Return</text:p>
          </table:table-cell>
          <table:table-cell/>
          <table:table-cell table:style-name="ce27"/>
          <table:table-cell table:style-name="ce30" office:value-type="string">
            <text:p>Odd</text:p>
          </table:table-cell>
          <table:table-cell table:style-name="ce30" office:value-type="string">
            <text:p>Stake</text:p>
          </table:table-cell>
          <table:table-cell table:style-name="ce38" office:value-type="string">
            <text:p>Return</text:p>
          </table:table-cell>
          <table:table-cell/>
          <table:table-cell table:style-name="ce27"/>
          <table:table-cell table:style-name="ce30" office:value-type="string">
            <text:p>Odd</text:p>
          </table:table-cell>
          <table:table-cell table:style-name="ce30" office:value-type="string">
            <text:p>Stake</text:p>
          </table:table-cell>
          <table:table-cell table:style-name="ce38" office:value-type="string">
            <text:p>Return</text:p>
          </table:table-cell>
          <table:table-cell table:number-columns-repeated="2"/>
          <table:table-cell table:formula="of:=16/48" office:value-type="float" office:value="0.333333333333333">
            <text:p>0,3333333333</text:p>
          </table:table-cell>
          <table:table-cell table:formula="of:=1/[.R4]" office:value-type="float" office:value="3">
            <text:p>3</text:p>
          </table:table-cell>
          <table:table-cell/>
          <table:table-cell table:style-name="ce34" table:formula="of:=[.S4]*0.96" office:value-type="float" office:value="2.88">
            <text:p>2,88</text:p>
          </table:table-cell>
          <table:table-cell table:number-columns-repeated="3"/>
        </table:table-row>
        <table:table-row table:style-name="ro1">
          <table:table-cell/>
          <table:table-cell table:style-name="ce27" office:value-type="string">
            <text:p>bet365</text:p>
          </table:table-cell>
          <table:table-cell table:style-name="ce44" office:value-type="float" office:value="4.5">
            <text:p>4,500</text:p>
          </table:table-cell>
          <table:table-cell table:style-name="ce45" office:value-type="float" office:value="1">
            <text:p>1,00</text:p>
          </table:table-cell>
          <table:table-cell table:style-name="ce39" table:formula="of:=[.D5]*[.C5]" office:value-type="float" office:value="4.5">
            <text:p>4,50</text:p>
          </table:table-cell>
          <table:table-cell table:formula="of:=[.E5]-[.D5]" office:value-type="float" office:value="3.5">
            <text:p>3,5</text:p>
          </table:table-cell>
          <table:table-cell table:style-name="ce27" office:value-type="string">
            <text:p>sbo</text:p>
          </table:table-cell>
          <table:table-cell table:style-name="ce44" office:value-type="float" office:value="24">
            <text:p>24,000</text:p>
          </table:table-cell>
          <table:table-cell table:style-name="ce45" office:value-type="float" office:value="0.2">
            <text:p>0,20</text:p>
          </table:table-cell>
          <table:table-cell table:style-name="ce39" table:formula="of:=[.I5]*[.H5]" office:value-type="float" office:value="4.8">
            <text:p>4,80</text:p>
          </table:table-cell>
          <table:table-cell/>
          <table:table-cell table:style-name="ce27" office:value-type="string">
            <text:p>bwin</text:p>
          </table:table-cell>
          <table:table-cell table:style-name="ce44" office:value-type="float" office:value="3.1">
            <text:p>3,100</text:p>
          </table:table-cell>
          <table:table-cell table:style-name="ce45" office:value-type="float" office:value="0">
            <text:p>0,00</text:p>
          </table:table-cell>
          <table:table-cell table:style-name="ce39" table:formula="of:=[.N5]*[.M5]" office:value-type="float" office:value="0">
            <text:p>0,00</text:p>
          </table:table-cell>
          <table:table-cell/>
          <table:table-cell table:formula="of:=[.N5]/0.95" office:value-type="float" office:value="0">
            <text:p>0</text:p>
          </table:table-cell>
          <table:table-cell table:formula="of:=21/48" office:value-type="float" office:value="0.4375">
            <text:p>0,4375</text:p>
          </table:table-cell>
          <table:table-cell table:formula="of:=1/[.R5]" office:value-type="float" office:value="2.28571428571429">
            <text:p>2,2857142857</text:p>
          </table:table-cell>
          <table:table-cell/>
          <table:table-cell table:style-name="ce34" table:formula="of:=[.S5]*0.96" office:value-type="float" office:value="2.19428571428571">
            <text:p>2,19</text:p>
          </table:table-cell>
          <table:table-cell/>
          <table:table-cell table:formula="of:=[.S5]*1.05" office:value-type="float" office:value="2.4">
            <text:p>2,4</text:p>
          </table:table-cell>
          <table:table-cell/>
        </table:table-row>
        <table:table-row table:style-name="ro1">
          <table:table-cell/>
          <table:table-cell table:style-name="ce27"/>
          <table:table-cell table:style-name="ce44" office:value-type="float" office:value="1.45">
            <text:p>1,450</text:p>
          </table:table-cell>
          <table:table-cell table:style-name="ce45" office:value-type="float" office:value="0">
            <text:p>0,00</text:p>
          </table:table-cell>
          <table:table-cell table:style-name="ce39" table:formula="of:=[.D6]*[.C6]" office:value-type="float" office:value="0">
            <text:p>0,00</text:p>
          </table:table-cell>
          <table:table-cell/>
          <table:table-cell table:style-name="ce27"/>
          <table:table-cell table:style-name="ce44" office:value-type="float" office:value="4.4">
            <text:p>4,400</text:p>
          </table:table-cell>
          <table:table-cell table:style-name="ce45" office:value-type="float" office:value="0">
            <text:p>0,00</text:p>
          </table:table-cell>
          <table:table-cell table:style-name="ce39" table:formula="of:=[.I6]*[.H6]" office:value-type="float" office:value="0">
            <text:p>0,00</text:p>
          </table:table-cell>
          <table:table-cell/>
          <table:table-cell table:style-name="ce27"/>
          <table:table-cell table:style-name="ce44" office:value-type="float" office:value="2.3">
            <text:p>2,300</text:p>
          </table:table-cell>
          <table:table-cell table:style-name="ce45" office:value-type="float" office:value="0">
            <text:p>0,00</text:p>
          </table:table-cell>
          <table:table-cell table:style-name="ce39" table:formula="of:=[.N6]*[.M6]" office:value-type="float" office:value="0">
            <text:p>0,00</text:p>
          </table:table-cell>
          <table:table-cell table:formula="of:=([.O6]-[.N6])*0.05" office:value-type="float" office:value="0">
            <text:p>0</text:p>
          </table:table-cell>
          <table:table-cell/>
          <table:table-cell table:formula="of:=11/48" office:value-type="float" office:value="0.229166666666667">
            <text:p>0,2291666667</text:p>
          </table:table-cell>
          <table:table-cell table:formula="of:=1/[.R6]" office:value-type="float" office:value="4.36363636363636">
            <text:p>4,3636363636</text:p>
          </table:table-cell>
          <table:table-cell/>
          <table:table-cell table:style-name="ce34" table:formula="of:=[.S6]*0.96" office:value-type="float" office:value="4.18909090909091">
            <text:p>4,19</text:p>
          </table:table-cell>
          <table:table-cell/>
          <table:table-cell table:formula="of:=3.3*1.05" office:value-type="float" office:value="3.465">
            <text:p>3,465</text:p>
          </table:table-cell>
          <table:table-cell/>
        </table:table-row>
        <table:table-row table:style-name="ro1">
          <table:table-cell/>
          <table:table-cell table:style-name="ce27"/>
          <table:table-cell table:style-name="ce44" office:value-type="float" office:value="17">
            <text:p>17,000</text:p>
          </table:table-cell>
          <table:table-cell table:style-name="ce45" office:value-type="float" office:value="0">
            <text:p>0,00</text:p>
          </table:table-cell>
          <table:table-cell table:style-name="ce39" table:formula="of:=[.D7]*[.C7]" office:value-type="float" office:value="0">
            <text:p>0,00</text:p>
          </table:table-cell>
          <table:table-cell/>
          <table:table-cell table:style-name="ce27"/>
          <table:table-cell table:style-name="ce44" office:value-type="float" office:value="0">
            <text:p>0,000</text:p>
          </table:table-cell>
          <table:table-cell table:style-name="ce45" office:value-type="float" office:value="0">
            <text:p>0,00</text:p>
          </table:table-cell>
          <table:table-cell table:style-name="ce39" table:formula="of:=[.I7]*[.H7]" office:value-type="float" office:value="0">
            <text:p>0,00</text:p>
          </table:table-cell>
          <table:table-cell/>
          <table:table-cell table:style-name="ce27"/>
          <table:table-cell table:style-name="ce44" office:value-type="float" office:value="3.3">
            <text:p>3,300</text:p>
          </table:table-cell>
          <table:table-cell table:style-name="ce45" office:value-type="float" office:value="0">
            <text:p>0,00</text:p>
          </table:table-cell>
          <table:table-cell table:style-name="ce39" table:formula="of:=[.N7]*[.M7]" office:value-type="float" office:value="0">
            <text:p>0,00</text:p>
          </table:table-cell>
          <table:table-cell table:number-columns-repeated="9"/>
        </table:table-row>
        <table:table-row table:style-name="ro1">
          <table:table-cell/>
          <table:table-cell table:style-name="ce27"/>
          <table:table-cell table:style-name="ce44" office:value-type="float" office:value="41">
            <text:p>41,000</text:p>
          </table:table-cell>
          <table:table-cell table:style-name="ce45" office:value-type="float" office:value="0">
            <text:p>0,00</text:p>
          </table:table-cell>
          <table:table-cell table:style-name="ce39" table:formula="of:=[.D8]*[.C8]" office:value-type="float" office:value="0">
            <text:p>0,00</text:p>
          </table:table-cell>
          <table:table-cell/>
          <table:table-cell table:style-name="ce27"/>
          <table:table-cell table:style-name="ce44" office:value-type="float" office:value="0">
            <text:p>0,000</text:p>
          </table:table-cell>
          <table:table-cell table:style-name="ce45" office:value-type="float" office:value="0">
            <text:p>0,00</text:p>
          </table:table-cell>
          <table:table-cell table:style-name="ce39" table:formula="of:=[.I8]*[.H8]" office:value-type="float" office:value="0">
            <text:p>0,00</text:p>
          </table:table-cell>
          <table:table-cell/>
          <table:table-cell table:style-name="ce27"/>
          <table:table-cell table:style-name="ce44" office:value-type="float" office:value="3.5">
            <text:p>3,500</text:p>
          </table:table-cell>
          <table:table-cell table:style-name="ce45" office:value-type="float" office:value="0">
            <text:p>0,00</text:p>
          </table:table-cell>
          <table:table-cell table:style-name="ce39" table:formula="of:=[.N8]*[.M8]" office:value-type="float" office:value="0">
            <text:p>0,00</text:p>
          </table:table-cell>
          <table:table-cell table:number-columns-repeated="9"/>
        </table:table-row>
        <table:table-row table:style-name="ro1">
          <table:table-cell/>
          <table:table-cell table:style-name="ce27"/>
          <table:table-cell table:style-name="ce31" office:value-type="float" office:value="2">
            <text:p>2,000</text:p>
          </table:table-cell>
          <table:table-cell table:style-name="ce45" office:value-type="float" office:value="0">
            <text:p>0,00</text:p>
          </table:table-cell>
          <table:table-cell table:style-name="ce39" table:formula="of:=[.D9]*[.C9]" office:value-type="float" office:value="0">
            <text:p>0,00</text:p>
          </table:table-cell>
          <table:table-cell/>
          <table:table-cell table:style-name="ce27"/>
          <table:table-cell table:style-name="ce31" office:value-type="float" office:value="0">
            <text:p>0,000</text:p>
          </table:table-cell>
          <table:table-cell table:style-name="ce34" office:value-type="float" office:value="0">
            <text:p>0,00</text:p>
          </table:table-cell>
          <table:table-cell table:style-name="ce39" table:formula="of:=[.I9]*[.H9]" office:value-type="float" office:value="0">
            <text:p>0,00</text:p>
          </table:table-cell>
          <table:table-cell/>
          <table:table-cell table:style-name="ce27"/>
          <table:table-cell table:style-name="ce31" office:value-type="float" office:value="3.4">
            <text:p>3,400</text:p>
          </table:table-cell>
          <table:table-cell table:style-name="ce34" office:value-type="float" office:value="0">
            <text:p>0,00</text:p>
          </table:table-cell>
          <table:table-cell table:style-name="ce39" table:formula="of:=[.N9]*[.M9]" office:value-type="float" office:value="0">
            <text:p>0,00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ce27"/>
          <table:table-cell table:style-name="ce31"/>
          <table:table-cell table:style-name="ce34"/>
          <table:table-cell table:style-name="ce39"/>
          <table:table-cell/>
          <table:table-cell table:style-name="ce27"/>
          <table:table-cell table:style-name="ce31"/>
          <table:table-cell table:style-name="ce34"/>
          <table:table-cell table:style-name="ce39"/>
          <table:table-cell/>
          <table:table-cell table:style-name="ce27"/>
          <table:table-cell table:style-name="ce31"/>
          <table:table-cell table:style-name="ce34"/>
          <table:table-cell table:style-name="ce39"/>
          <table:table-cell table:number-columns-repeated="9"/>
        </table:table-row>
        <table:table-row table:style-name="ro1">
          <table:table-cell/>
          <table:table-cell table:style-name="ce27"/>
          <table:table-cell table:style-name="ce31"/>
          <table:table-cell table:style-name="ce34"/>
          <table:table-cell table:style-name="ce39" office:value-type="float" office:value="-2">
            <text:p>-2,00</text:p>
          </table:table-cell>
          <table:table-cell/>
          <table:table-cell table:style-name="ce27"/>
          <table:table-cell table:style-name="ce31"/>
          <table:table-cell table:style-name="ce34"/>
          <table:table-cell table:style-name="ce39" office:value-type="float" office:value="-2">
            <text:p>-2,00</text:p>
          </table:table-cell>
          <table:table-cell table:formula="of:=[.J12]*0.05" office:value-type="float" office:value="-0.1">
            <text:p>-0,1</text:p>
          </table:table-cell>
          <table:table-cell table:style-name="ce27"/>
          <table:table-cell table:style-name="ce31"/>
          <table:table-cell table:style-name="ce34"/>
          <table:table-cell table:style-name="ce39" office:value-type="float" office:value="-2">
            <text:p>-2,00</text:p>
          </table:table-cell>
          <table:table-cell table:formula="of:=[.O12]*0.05" office:value-type="float" office:value="-0.1">
            <text:p>-0,1</text:p>
          </table:table-cell>
          <table:table-cell table:number-columns-repeated="8"/>
        </table:table-row>
        <table:table-row table:style-name="ro1" table:number-rows-repeated="3">
          <table:table-cell/>
          <table:table-cell table:style-name="ce27"/>
          <table:table-cell table:style-name="ce31"/>
          <table:table-cell table:style-name="ce34"/>
          <table:table-cell table:style-name="ce39"/>
          <table:table-cell/>
          <table:table-cell table:style-name="ce27"/>
          <table:table-cell table:style-name="ce31"/>
          <table:table-cell table:style-name="ce34"/>
          <table:table-cell table:style-name="ce39"/>
          <table:table-cell/>
          <table:table-cell table:style-name="ce27"/>
          <table:table-cell table:style-name="ce31"/>
          <table:table-cell table:style-name="ce34"/>
          <table:table-cell table:style-name="ce39"/>
          <table:table-cell table:number-columns-repeated="9"/>
        </table:table-row>
        <table:table-row table:style-name="ro1">
          <table:table-cell/>
          <table:table-cell table:style-name="ce28" office:value-type="string">
            <text:p>Average</text:p>
          </table:table-cell>
          <table:table-cell table:style-name="ce33" table:formula="of:=[.E16]/[.D16]" office:value-type="float" office:value="2.5">
            <text:p>2,500</text:p>
          </table:table-cell>
          <table:table-cell table:style-name="ce36" table:formula="of:=SUM([.D5:.D15])" office:value-type="float" office:value="1">
            <text:p>1,00</text:p>
          </table:table-cell>
          <table:table-cell table:style-name="ce40" table:formula="of:=SUM([.E5:.E15])" office:value-type="float" office:value="2.5">
            <text:p>2,50</text:p>
          </table:table-cell>
          <table:table-cell/>
          <table:table-cell table:style-name="ce28" office:value-type="string">
            <text:p>Average</text:p>
          </table:table-cell>
          <table:table-cell table:style-name="ce33" table:formula="of:=[.J16]/[.I16]" office:value-type="float" office:value="14">
            <text:p>14,000</text:p>
          </table:table-cell>
          <table:table-cell table:style-name="ce36" table:formula="of:=SUM([.I5:.I15])" office:value-type="float" office:value="0.2">
            <text:p>0,20</text:p>
          </table:table-cell>
          <table:table-cell table:style-name="ce40" table:formula="of:=SUM([.J5:.J15])" office:value-type="float" office:value="2.8">
            <text:p>2,80</text:p>
          </table:table-cell>
          <table:table-cell/>
          <table:table-cell table:style-name="ce28" office:value-type="string">
            <text:p>Average</text:p>
          </table:table-cell>
          <table:table-cell table:style-name="ce33" table:formula="of:=[.O16]/[.N16]" office:value-type="float" office:value="0">
            <text:p>#DIV/0!</text:p>
          </table:table-cell>
          <table:table-cell table:style-name="ce36" table:formula="of:=SUM([.N5:.N15])" office:value-type="float" office:value="0">
            <text:p>0,00</text:p>
          </table:table-cell>
          <table:table-cell table:style-name="ce40" table:formula="of:=SUM([.O5:.O15])" office:value-type="float" office:value="-2">
            <text:p>-2,00</text:p>
          </table:table-cell>
          <table:table-cell/>
          <table:table-cell table:formula="of:=[.D16]+[.I16]+[.N16]" office:value-type="float" office:value="1.2">
            <text:p>1,2</text:p>
          </table:table-cell>
          <table:table-cell/>
          <table:table-cell table:formula="of:=[.Q16]/0.95" office:value-type="float" office:value="1.26315789473684">
            <text:p>1,2631578947</text:p>
          </table:table-cell>
          <table:table-cell office:value-type="float" office:value="287.44">
            <text:p>287,44</text:p>
          </table:table-cell>
          <table:table-cell table:formula="of:=[.O17]-[.T16]" office:value-type="float" office:value="-290.64">
            <text:p>-290,64</text:p>
          </table:table-cell>
          <table:table-cell office:value-type="float" office:value="175.94">
            <text:p>175,94</text:p>
          </table:table-cell>
          <table:table-cell table:formula="of:=[.V16]*0.95" office:value-type="float" office:value="167.143">
            <text:p>167,143</text:p>
          </table:table-cell>
          <table:table-cell table:formula="of:=[.W16]-[.N16]" office:value-type="float" office:value="167.143">
            <text:p>167,143</text:p>
          </table:table-cell>
        </table:table-row>
        <table:table-row table:style-name="ro1">
          <table:table-cell table:number-columns-repeated="4"/>
          <table:table-cell table:formula="of:=[.E16]-[.Q16]" office:value-type="float" office:value="1.3">
            <text:p>1,3</text:p>
          </table:table-cell>
          <table:table-cell table:number-columns-repeated="4"/>
          <table:table-cell table:formula="of:=[.J16]-[.Q16]" office:value-type="float" office:value="1.6">
            <text:p>1,6</text:p>
          </table:table-cell>
          <table:table-cell table:formula="of:=[.J17]-[.K12]" office:value-type="float" office:value="1.7">
            <text:p>1,7</text:p>
          </table:table-cell>
          <table:table-cell table:number-columns-repeated="3"/>
          <table:table-cell table:formula="of:=[.O16]-[.Q16]" office:value-type="float" office:value="-3.2">
            <text:p>-3,2</text:p>
          </table:table-cell>
          <table:table-cell table:formula="of:=[.O17]-[.P12]" office:value-type="float" office:value="-3.1">
            <text:p>-3,1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float" office:value="1.45">
            <text:p>1,45</text:p>
          </table:table-cell>
          <table:table-cell table:number-columns-repeated="4"/>
          <table:table-cell office:value-type="float" office:value="9">
            <text:p>9</text:p>
          </table:table-cell>
          <table:table-cell table:number-columns-repeated="4"/>
          <table:table-cell office:value-type="float" office:value="4.6">
            <text:p>4,6</text:p>
          </table:table-cell>
          <table:table-cell table:number-columns-repeated="3"/>
          <table:table-cell table:formula="of:=1/[.C19]+1/[.H19]+1/[.M19]" office:value-type="float" office:value="1.01815758787273">
            <text:p>1,0181575879</text:p>
          </table:table-cell>
          <table:table-cell table:number-columns-repeated="2"/>
          <table:table-cell office:value-type="float" office:value="246.87">
            <text:p>246,87</text:p>
          </table:table-cell>
          <table:table-cell table:formula="of:=[.O$16]-[.T19]" office:value-type="float" office:value="-248.87">
            <text:p>-248,87</text:p>
          </table:table-cell>
          <table:table-cell office:value-type="float" office:value="148.84">
            <text:p>148,84</text:p>
          </table:table-cell>
          <table:table-cell table:formula="of:=[.V19]*0.95" office:value-type="float" office:value="141.398">
            <text:p>141,398</text:p>
          </table:table-cell>
          <table:table-cell table:formula="of:=[.W19]-[.N$16]" office:value-type="float" office:value="141.398">
            <text:p>141,398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LAY</text:p>
          </table:table-cell>
          <table:table-cell table:style-name="ce26" office:value-type="string" table:number-columns-spanned="4" table:number-rows-spanned="1">
            <text:p>Ereignis 1</text:p>
          </table:table-cell>
          <table:covered-table-cell table:number-columns-repeated="2" table:style-name="ce29"/>
          <table:covered-table-cell table:style-name="ce37"/>
          <table:table-cell/>
          <table:table-cell table:style-name="ce26" office:value-type="string" table:number-columns-spanned="4" table:number-rows-spanned="1">
            <text:p>Ereignis 2</text:p>
          </table:table-cell>
          <table:covered-table-cell table:number-columns-repeated="2" table:style-name="ce29"/>
          <table:covered-table-cell table:style-name="ce37"/>
          <table:table-cell/>
          <table:table-cell table:style-name="ce26" office:value-type="string" table:number-columns-spanned="4" table:number-rows-spanned="1">
            <text:p>Ereignis X</text:p>
          </table:table-cell>
          <table:covered-table-cell table:number-columns-repeated="2" table:style-name="ce29"/>
          <table:covered-table-cell table:style-name="ce37"/>
          <table:table-cell table:number-columns-repeated="9"/>
        </table:table-row>
        <table:table-row table:style-name="ro1">
          <table:table-cell/>
          <table:table-cell table:style-name="ce27"/>
          <table:table-cell table:style-name="ce30" office:value-type="string">
            <text:p>Odd</text:p>
          </table:table-cell>
          <table:table-cell table:style-name="ce30" office:value-type="string">
            <text:p>Stake</text:p>
          </table:table-cell>
          <table:table-cell table:style-name="ce38" office:value-type="string">
            <text:p>Return</text:p>
          </table:table-cell>
          <table:table-cell/>
          <table:table-cell table:style-name="ce27"/>
          <table:table-cell table:style-name="ce30" office:value-type="string">
            <text:p>Odd</text:p>
          </table:table-cell>
          <table:table-cell table:style-name="ce30" office:value-type="string">
            <text:p>Stake</text:p>
          </table:table-cell>
          <table:table-cell table:style-name="ce38" office:value-type="string">
            <text:p>Return</text:p>
          </table:table-cell>
          <table:table-cell/>
          <table:table-cell table:style-name="ce27"/>
          <table:table-cell table:style-name="ce30" office:value-type="string">
            <text:p>Odd</text:p>
          </table:table-cell>
          <table:table-cell table:style-name="ce30" office:value-type="string">
            <text:p>Stake</text:p>
          </table:table-cell>
          <table:table-cell table:style-name="ce38" office:value-type="string">
            <text:p>Return</text:p>
          </table:table-cell>
          <table:table-cell table:number-columns-repeated="2"/>
          <table:table-cell office:value-type="float" office:value="4.4">
            <text:p>4,4</text:p>
          </table:table-cell>
          <table:table-cell office:value-type="float" office:value="28">
            <text:p>28</text:p>
          </table:table-cell>
          <table:table-cell table:formula="of:=[.R22]*[.S22]" office:value-type="float" office:value="123.2">
            <text:p>123,2</text:p>
          </table:table-cell>
          <table:table-cell table:number-columns-repeated="4"/>
        </table:table-row>
        <table:table-row table:style-name="ro1">
          <table:table-cell/>
          <table:table-cell table:style-name="ce27"/>
          <table:table-cell table:style-name="ce31" office:value-type="float" office:value="7.5">
            <text:p>7,500</text:p>
          </table:table-cell>
          <table:table-cell table:style-name="ce34" office:value-type="float" office:value="1">
            <text:p>1,00</text:p>
          </table:table-cell>
          <table:table-cell table:style-name="ce39" table:formula="of:=[.D23]*[.C23]" office:value-type="float" office:value="7.5">
            <text:p>7,50</text:p>
          </table:table-cell>
          <table:table-cell table:formula="of:=[.E23]-[.D23]" office:value-type="float" office:value="6.5">
            <text:p>6,5</text:p>
          </table:table-cell>
          <table:table-cell table:style-name="ce27" office:value-type="string">
            <text:p>bet365</text:p>
          </table:table-cell>
          <table:table-cell table:style-name="ce31" office:value-type="float" office:value="4.35">
            <text:p>4,350</text:p>
          </table:table-cell>
          <table:table-cell table:style-name="ce34" office:value-type="float" office:value="1">
            <text:p>1,00</text:p>
          </table:table-cell>
          <table:table-cell table:style-name="ce39" table:formula="of:=[.I23]*[.H23]" office:value-type="float" office:value="4.35">
            <text:p>4,35</text:p>
          </table:table-cell>
          <table:table-cell/>
          <table:table-cell table:style-name="ce27"/>
          <table:table-cell table:style-name="ce31" office:value-type="float" office:value="2.05">
            <text:p>2,050</text:p>
          </table:table-cell>
          <table:table-cell table:style-name="ce34" office:value-type="float" office:value="0">
            <text:p>0,00</text:p>
          </table:table-cell>
          <table:table-cell table:style-name="ce39" table:formula="of:=[.N23]*[.M23]" office:value-type="float" office:value="0">
            <text:p>0,00</text:p>
          </table:table-cell>
          <table:table-cell table:formula="of:=[.O23]-[.N23]" office:value-type="float" office:value="0">
            <text:p>0</text:p>
          </table:table-cell>
          <table:table-cell table:number-columns-repeated="3"/>
          <table:table-cell table:formula="of:=[.T16]-[.T22]+[.S22]" office:value-type="float" office:value="192.24">
            <text:p>192,24</text:p>
          </table:table-cell>
          <table:table-cell table:formula="of:=[.O$17]-[.T23]" office:value-type="float" office:value="-195.44">
            <text:p>-195,44</text:p>
          </table:table-cell>
          <table:table-cell table:formula="of:=[.V16]-[.S22]" office:value-type="float" office:value="147.94">
            <text:p>147,94</text:p>
          </table:table-cell>
          <table:table-cell table:formula="of:=[.V23]*0.95" office:value-type="float" office:value="140.543">
            <text:p>140,543</text:p>
          </table:table-cell>
          <table:table-cell table:formula="of:=[.W23]-[.N$16]" office:value-type="float" office:value="140.543">
            <text:p>140,543</text:p>
          </table:table-cell>
        </table:table-row>
        <table:table-row table:style-name="ro1">
          <table:table-cell office:value-type="string">
            <text:p>Stjarnan</text:p>
          </table:table-cell>
          <table:table-cell table:style-name="ce27"/>
          <table:table-cell table:style-name="ce31" office:value-type="float" office:value="6.5">
            <text:p>6,500</text:p>
          </table:table-cell>
          <table:table-cell table:style-name="ce34" office:value-type="float" office:value="0">
            <text:p>0,00</text:p>
          </table:table-cell>
          <table:table-cell table:style-name="ce39" table:formula="of:=[.D24]*[.C24]" office:value-type="float" office:value="0">
            <text:p>0,00</text:p>
          </table:table-cell>
          <table:table-cell/>
          <table:table-cell table:style-name="ce27"/>
          <table:table-cell table:style-name="ce31" office:value-type="float" office:value="10.5">
            <text:p>10,500</text:p>
          </table:table-cell>
          <table:table-cell table:style-name="ce34" office:value-type="float" office:value="0">
            <text:p>0,00</text:p>
          </table:table-cell>
          <table:table-cell table:style-name="ce39" table:formula="of:=[.I24]*[.H24]" office:value-type="float" office:value="0">
            <text:p>0,00</text:p>
          </table:table-cell>
          <table:table-cell/>
          <table:table-cell table:style-name="ce27"/>
          <table:table-cell table:style-name="ce31" office:value-type="float" office:value="1.75">
            <text:p>1,750</text:p>
          </table:table-cell>
          <table:table-cell table:style-name="ce34" office:value-type="float" office:value="0">
            <text:p>0,00</text:p>
          </table:table-cell>
          <table:table-cell table:style-name="ce39" table:formula="of:=[.N24]*[.M24]" office:value-type="float" office:value="0">
            <text:p>0,00</text:p>
          </table:table-cell>
          <table:table-cell table:number-columns-repeated="9"/>
        </table:table-row>
        <table:table-row table:style-name="ro1">
          <table:table-cell/>
          <table:table-cell table:style-name="ce27"/>
          <table:table-cell table:style-name="ce31" office:value-type="float" office:value="9">
            <text:p>9,000</text:p>
          </table:table-cell>
          <table:table-cell table:style-name="ce34" office:value-type="float" office:value="0">
            <text:p>0,00</text:p>
          </table:table-cell>
          <table:table-cell table:style-name="ce39" table:formula="of:=[.D25]*[.C25]" office:value-type="float" office:value="0">
            <text:p>0,00</text:p>
          </table:table-cell>
          <table:table-cell/>
          <table:table-cell table:style-name="ce27"/>
          <table:table-cell table:style-name="ce31" office:value-type="float" office:value="11">
            <text:p>11,000</text:p>
          </table:table-cell>
          <table:table-cell table:style-name="ce34" office:value-type="float" office:value="0">
            <text:p>0,00</text:p>
          </table:table-cell>
          <table:table-cell table:style-name="ce39" table:formula="of:=[.I25]*[.H25]" office:value-type="float" office:value="0">
            <text:p>0,00</text:p>
          </table:table-cell>
          <table:table-cell/>
          <table:table-cell table:style-name="ce27" office:value-type="string">
            <text:p>Wettpunkt</text:p>
          </table:table-cell>
          <table:table-cell table:style-name="ce31" office:value-type="float" office:value="4.9">
            <text:p>4,900</text:p>
          </table:table-cell>
          <table:table-cell table:style-name="ce34" office:value-type="float" office:value="0">
            <text:p>0,00</text:p>
          </table:table-cell>
          <table:table-cell table:style-name="ce39" table:formula="of:=[.N25]*[.M25]" office:value-type="float" office:value="0">
            <text:p>0,00</text:p>
          </table:table-cell>
          <table:table-cell table:number-columns-repeated="9"/>
        </table:table-row>
        <table:table-row table:style-name="ro1">
          <table:table-cell/>
          <table:table-cell table:style-name="ce27"/>
          <table:table-cell table:style-name="ce31"/>
          <table:table-cell table:style-name="ce34"/>
          <table:table-cell table:style-name="ce39"/>
          <table:table-cell/>
          <table:table-cell table:style-name="ce27"/>
          <table:table-cell table:style-name="ce31"/>
          <table:table-cell table:style-name="ce34"/>
          <table:table-cell table:style-name="ce39"/>
          <table:table-cell/>
          <table:table-cell table:style-name="ce27" office:value-type="string">
            <text:p>bwin</text:p>
          </table:table-cell>
          <table:table-cell table:style-name="ce31" office:value-type="float" office:value="3.45">
            <text:p>3,450</text:p>
          </table:table-cell>
          <table:table-cell table:style-name="ce34" office:value-type="float" office:value="0">
            <text:p>0,00</text:p>
          </table:table-cell>
          <table:table-cell table:style-name="ce39" table:formula="of:=[.N26]*[.M26]" office:value-type="float" office:value="0">
            <text:p>0,00</text:p>
          </table:table-cell>
          <table:table-cell table:number-columns-repeated="9"/>
        </table:table-row>
        <table:table-row table:style-name="ro1">
          <table:table-cell/>
          <table:table-cell table:style-name="ce27"/>
          <table:table-cell table:style-name="ce31" office:value-type="float" office:value="10">
            <text:p>10,000</text:p>
          </table:table-cell>
          <table:table-cell table:style-name="ce34" office:value-type="float" office:value="0">
            <text:p>0,00</text:p>
          </table:table-cell>
          <table:table-cell table:style-name="ce39" table:formula="of:=[.D27]*[.C27]" office:value-type="float" office:value="0">
            <text:p>0,00</text:p>
          </table:table-cell>
          <table:table-cell/>
          <table:table-cell table:style-name="ce27"/>
          <table:table-cell table:style-name="ce31" office:value-type="float" office:value="11">
            <text:p>11,000</text:p>
          </table:table-cell>
          <table:table-cell table:style-name="ce34" office:value-type="float" office:value="0">
            <text:p>0,00</text:p>
          </table:table-cell>
          <table:table-cell table:style-name="ce39" table:formula="of:=[.I27]*[.H27]" office:value-type="float" office:value="0">
            <text:p>0,00</text:p>
          </table:table-cell>
          <table:table-cell/>
          <table:table-cell table:style-name="ce27"/>
          <table:table-cell table:style-name="ce31" office:value-type="float" office:value="3.3">
            <text:p>3,300</text:p>
          </table:table-cell>
          <table:table-cell table:style-name="ce34" office:value-type="float" office:value="0">
            <text:p>0,00</text:p>
          </table:table-cell>
          <table:table-cell table:style-name="ce39" table:formula="of:=[.N27]*[.M27]" office:value-type="float" office:value="0">
            <text:p>0,00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ce27"/>
          <table:table-cell table:style-name="ce31"/>
          <table:table-cell table:style-name="ce34"/>
          <table:table-cell table:style-name="ce39"/>
          <table:table-cell/>
          <table:table-cell table:style-name="ce27"/>
          <table:table-cell table:style-name="ce31"/>
          <table:table-cell table:style-name="ce34"/>
          <table:table-cell table:style-name="ce39"/>
          <table:table-cell/>
          <table:table-cell table:style-name="ce27"/>
          <table:table-cell table:style-name="ce31"/>
          <table:table-cell table:style-name="ce34"/>
          <table:table-cell table:style-name="ce39"/>
          <table:table-cell table:number-columns-repeated="9"/>
        </table:table-row>
        <table:table-row table:style-name="ro1">
          <table:table-cell/>
          <table:table-cell table:style-name="ce27"/>
          <table:table-cell table:style-name="ce31"/>
          <table:table-cell table:style-name="ce34"/>
          <table:table-cell table:style-name="ce39" office:value-type="float" office:value="0">
            <text:p>0,00</text:p>
          </table:table-cell>
          <table:table-cell/>
          <table:table-cell table:style-name="ce27"/>
          <table:table-cell table:style-name="ce31"/>
          <table:table-cell table:style-name="ce34"/>
          <table:table-cell table:style-name="ce39" office:value-type="float" office:value="0">
            <text:p>0,00</text:p>
          </table:table-cell>
          <table:table-cell/>
          <table:table-cell table:style-name="ce27"/>
          <table:table-cell table:style-name="ce31"/>
          <table:table-cell table:style-name="ce34"/>
          <table:table-cell table:style-name="ce39" office:value-type="float" office:value="0">
            <text:p>0,00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ce27"/>
          <table:table-cell table:style-name="ce31"/>
          <table:table-cell table:style-name="ce34"/>
          <table:table-cell table:style-name="ce39"/>
          <table:table-cell/>
          <table:table-cell table:style-name="ce27"/>
          <table:table-cell table:style-name="ce31"/>
          <table:table-cell table:style-name="ce34"/>
          <table:table-cell table:style-name="ce39"/>
          <table:table-cell/>
          <table:table-cell table:style-name="ce27"/>
          <table:table-cell table:style-name="ce31"/>
          <table:table-cell table:style-name="ce34"/>
          <table:table-cell table:style-name="ce39"/>
          <table:table-cell table:number-columns-repeated="9"/>
        </table:table-row>
        <table:table-row table:style-name="ro1">
          <table:table-cell/>
          <table:table-cell table:style-name="ce28" office:value-type="string">
            <text:p>Average</text:p>
          </table:table-cell>
          <table:table-cell table:style-name="ce33" table:formula="of:=[.E33]/[.D33]" office:value-type="float" office:value="7.5">
            <text:p>7,500</text:p>
          </table:table-cell>
          <table:table-cell table:style-name="ce36" table:formula="of:=SUM([.D23:.D32])" office:value-type="float" office:value="1">
            <text:p>1,00</text:p>
          </table:table-cell>
          <table:table-cell table:style-name="ce40" table:formula="of:=SUM([.E23:.E32])" office:value-type="float" office:value="7.5">
            <text:p>7,50</text:p>
          </table:table-cell>
          <table:table-cell/>
          <table:table-cell table:style-name="ce28" office:value-type="string">
            <text:p>Average</text:p>
          </table:table-cell>
          <table:table-cell table:style-name="ce33" table:formula="of:=[.J33]/[.I33]" office:value-type="float" office:value="4.35">
            <text:p>4,350</text:p>
          </table:table-cell>
          <table:table-cell table:style-name="ce36" table:formula="of:=SUM([.I23:.I32])" office:value-type="float" office:value="1">
            <text:p>1,00</text:p>
          </table:table-cell>
          <table:table-cell table:style-name="ce40" table:formula="of:=SUM([.J23:.J32])" office:value-type="float" office:value="4.35">
            <text:p>4,35</text:p>
          </table:table-cell>
          <table:table-cell/>
          <table:table-cell table:style-name="ce28" office:value-type="string">
            <text:p>Average</text:p>
          </table:table-cell>
          <table:table-cell table:style-name="ce33" table:formula="of:=[.O33]/[.N33]" office:value-type="float" office:value="0">
            <text:p>#DIV/0!</text:p>
          </table:table-cell>
          <table:table-cell table:style-name="ce36" table:formula="of:=SUM([.N23:.N32])" office:value-type="float" office:value="0">
            <text:p>0,00</text:p>
          </table:table-cell>
          <table:table-cell table:style-name="ce40" table:formula="of:=SUM([.O23:.O32])" office:value-type="float" office:value="0">
            <text:p>0,00</text:p>
          </table:table-cell>
          <table:table-cell/>
          <table:table-cell table:formula="of:=[.D33]+[.I33]+[.N33]"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[.E33]-[.Q33]" office:value-type="float" office:value="5.5">
            <text:p>5,5</text:p>
          </table:table-cell>
          <table:table-cell table:number-columns-repeated="4"/>
          <table:table-cell table:formula="of:=[.J33]-[.Q33]" office:value-type="float" office:value="2.35">
            <text:p>2,35</text:p>
          </table:table-cell>
          <table:table-cell table:number-columns-repeated="4"/>
          <table:table-cell table:formula="of:=[.O33]-[.Q33]" office:value-type="float" office:value="-2">
            <text:p>-2</text:p>
          </table:table-cell>
          <table:table-cell table:number-columns-repeated="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formula="of:=1/(1-1/[.J36]-1/[.O36])" office:value-type="float" office:value="0">
            <text:p>#DIV/0!</text:p>
          </table:table-cell>
          <table:table-cell table:number-columns-repeated="6"/>
          <table:table-cell table:formula="of:=[.J33]/[.I33]" office:value-type="float" office:value="4.35">
            <text:p>4,35</text:p>
          </table:table-cell>
          <table:table-cell table:number-columns-repeated="4"/>
          <table:table-cell table:formula="of:=[.O33]/[.N33]" office:value-type="float" office:value="0">
            <text:p>#DIV/0!</text:p>
          </table:table-cell>
          <table:table-cell table:number-columns-repeated="9"/>
        </table:table-row>
        <table:table-row table:style-name="ro1" table:number-rows-repeated="3">
          <table:table-cell table:number-columns-repeated="24"/>
        </table:table-row>
        <table:table-row table:style-name="ro1">
          <table:table-cell/>
          <table:table-cell office:value-type="string">
            <text:p>0, 1, 2</text:p>
          </table:table-cell>
          <table:table-cell table:formula="of:=[.J23]+[.O23]-[.Q33]" office:value-type="float" office:value="2.35">
            <text:p>2,3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E23]+[.J23]/4-[.Q33]" office:value-type="float" office:value="6.5875">
            <text:p>6,587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E23]-[.Q33]" office:value-type="float" office:value="5.5">
            <text:p>5,5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2"/>
          <table:table-cell table:formula="of:=100*1.6" office:value-type="float" office:value="160">
            <text:p>160</text:p>
          </table:table-cell>
          <table:table-cell table:number-columns-repeated="11"/>
        </table:table-row>
        <table:table-row table:style-name="ro1">
          <table:table-cell table:number-columns-repeated="12"/>
          <table:table-cell table:formula="of:=98*1.55" office:value-type="float" office:value="151.9">
            <text:p>151,9</text:p>
          </table:table-cell>
          <table:table-cell table:formula="of:=[.M45]/0.95" office:value-type="float" office:value="159.894736842105">
            <text:p>159,8947368421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2"/>
          <table:table-cell table:formula="of:=36*2.1" office:value-type="float" office:value="75.6">
            <text:p>75,6</text:p>
          </table:table-cell>
          <table:table-cell table:formula="of:=[.M47]/0.95" office:value-type="float" office:value="79.5789473684211">
            <text:p>79,5789473684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B49]*[.C49]" office:value-type="float" office:value="10">
            <text:p>10</text:p>
          </table:table-cell>
          <table:table-cell table:formula="of:=[.D49]-[.C49]" office:value-type="float" office:value="5">
            <text:p>5</text:p>
          </table:table-cell>
          <table:table-cell/>
          <table:table-cell table:formula="of:=[.E49]-[.C50]" office:value-type="float" office:value="0">
            <text:p>0</text:p>
          </table:table-cell>
          <table:table-cell table:number-columns-repeated="4"/>
          <table:table-cell office:value-type="string">
            <text:p>Wettpunkt: +</text:p>
          </table:table-cell>
          <table:table-cell table:formula="of:=[.M47]-36" office:value-type="float" office:value="39.6">
            <text:p>39,6</text:p>
          </table:table-cell>
          <table:table-cell/>
          <table:table-cell office:value-type="float" office:value="1.8">
            <text:p>1,8</text:p>
          </table:table-cell>
          <table:table-cell office:value-type="float" office:value="15">
            <text:p>15</text:p>
          </table:table-cell>
          <table:table-cell table:formula="of:=[.O49]*[.P49]" office:value-type="float" office:value="27">
            <text:p>27</text:p>
          </table:table-cell>
          <table:table-cell table:formula="of:=[.Q49]-[.P49]" office:value-type="float" office:value="12">
            <text:p>12</text:p>
          </table:table-cell>
          <table:table-cell/>
          <table:table-cell table:formula="of:=[.R49]-[.R50]" office:value-type="float" office:value="1.74">
            <text:p>1,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">
            <text:p>2,2</text:p>
          </table:table-cell>
          <table:table-cell office:value-type="float" office:value="5">
            <text:p>5</text:p>
          </table:table-cell>
          <table:table-cell table:formula="of:=[.B50]*[.C50]" office:value-type="float" office:value="11">
            <text:p>11</text:p>
          </table:table-cell>
          <table:table-cell table:number-columns-repeated="7"/>
          <table:table-cell office:value-type="string">
            <text:p>Betfair min +</text:p>
          </table:table-cell>
          <table:table-cell table:formula="of:=36/0.95" office:value-type="float" office:value="37.8947368421053">
            <text:p>37,8947368421</text:p>
          </table:table-cell>
          <table:table-cell/>
          <table:table-cell office:value-type="float" office:value="1.57">
            <text:p>1,57</text:p>
          </table:table-cell>
          <table:table-cell office:value-type="float" office:value="18">
            <text:p>18</text:p>
          </table:table-cell>
          <table:table-cell table:formula="of:=[.O50]*[.P50]" office:value-type="float" office:value="28.26">
            <text:p>28,26</text:p>
          </table:table-cell>
          <table:table-cell table:formula="of:=[.Q50]-[.P50]" office:value-type="float" office:value="10.26">
            <text:p>10,26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0]*0.95" office:value-type="float" office:value="10.45">
            <text:p>10,45</text:p>
          </table:table-cell>
          <table:table-cell table:number-columns-repeated="11"/>
          <table:table-cell table:formula="of:=[.P50]*0.95" office:value-type="float" office:value="17.1">
            <text:p>17,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51]-[.C49]" office:value-type="float" office:value="5.45">
            <text:p>5,45</text:p>
          </table:table-cell>
          <table:table-cell table:number-columns-repeated="11"/>
          <table:table-cell table:formula="of:=[.P51]-[.P49]" office:value-type="float" office:value="2.1">
            <text:p>2,1</text:p>
          </table:table-cell>
          <table:table-cell table:number-columns-repeated="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11"/>
          <table:table-cell office:value-type="string">
            <text:p>Bet36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O56]*[.P56]" office:value-type="float" office:value="10">
            <text:p>10</text:p>
          </table:table-cell>
          <table:table-cell table:formula="of:=[.Q56]-[.P58]" office:value-type="float" office:value="1.9">
            <text:p>1,9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>
            <text:p>Bet365</text:p>
          </table:table-cell>
          <table:table-cell table:number-columns-repeated="2"/>
          <table:table-cell office:value-type="float" office:value="3.25">
            <text:p>3,25</text:p>
          </table:table-cell>
          <table:table-cell office:value-type="float" office:value="3.1">
            <text:p>3,1</text:p>
          </table:table-cell>
          <table:table-cell table:formula="of:=[.O57]*[.P57]" office:value-type="float" office:value="10.075">
            <text:p>10,075</text:p>
          </table:table-cell>
          <table:table-cell table:formula="of:=[.Q57]-[.P58]" office:value-type="float" office:value="1.975">
            <text:p>1,975</text:p>
          </table:table-cell>
          <table:table-cell table:number-columns-repeated="6"/>
        </table:table-row>
        <table:table-row table:style-name="ro1">
          <table:table-cell table:number-columns-repeated="15"/>
          <table:table-cell table:formula="of:=SUM([.P56:.P57])" office:value-type="float" office:value="8.1">
            <text:p>8,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odd</text:p>
          </table:table-cell>
          <table:table-cell office:value-type="string">
            <text:p>stake</text:p>
          </table:table-cell>
          <table:table-cell office:value-type="string">
            <text:p>return</text:p>
          </table:table-cell>
          <table:table-cell office:value-type="string">
            <text:p>win_loos</text:p>
          </table:table-cell>
          <table:table-cell/>
          <table:table-cell office:value-type="string">
            <text:p>win_loos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.37">
            <text:p>2,37</text:p>
          </table:table-cell>
          <table:table-cell office:value-type="float" office:value="5">
            <text:p>5</text:p>
          </table:table-cell>
          <table:table-cell table:formula="of:=[.B60]*[.C60]" office:value-type="float" office:value="11.85">
            <text:p>11,85</text:p>
          </table:table-cell>
          <table:table-cell table:formula="of:=[.D60]-[.C60]" office:value-type="float" office:value="6.85">
            <text:p>6,85</text:p>
          </table:table-cell>
          <table:table-cell/>
          <table:table-cell table:formula="of:=[.D60]-[.C62]" office:value-type="float" office:value="1.85">
            <text:p>1,8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.37">
            <text:p>2,37</text:p>
          </table:table-cell>
          <table:table-cell office:value-type="float" office:value="5">
            <text:p>5</text:p>
          </table:table-cell>
          <table:table-cell table:formula="of:=[.B61]*[.C61]" office:value-type="float" office:value="11.85">
            <text:p>11,85</text:p>
          </table:table-cell>
          <table:table-cell table:formula="of:=[.D61]-[.C61]" office:value-type="float" office:value="6.85">
            <text:p>6,85</text:p>
          </table:table-cell>
          <table:table-cell/>
          <table:table-cell table:formula="of:=[.D61]-[.C62]" office:value-type="float" office:value="1.85">
            <text:p>1,85</text:p>
          </table:table-cell>
          <table:table-cell table:number-columns-repeated="17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60:.C61])" office:value-type="float" office:value="10">
            <text:p>10</text:p>
          </table:table-cell>
          <table:table-cell table:number-columns-repeated="21"/>
        </table:table-row>
        <table:table-row table:style-name="ro1" table:number-rows-repeated="3">
          <table:table-cell table:number-columns-repeated="24"/>
        </table:table-row>
        <table:table-row table:style-name="ro1">
          <table:table-cell/>
          <table:table-cell office:value-type="string">
            <text:p>odd</text:p>
          </table:table-cell>
          <table:table-cell office:value-type="string">
            <text:p>stake</text:p>
          </table:table-cell>
          <table:table-cell office:value-type="string">
            <text:p>return</text:p>
          </table:table-cell>
          <table:table-cell office:value-type="string">
            <text:p>win_loos</text:p>
          </table:table-cell>
          <table:table-cell/>
          <table:table-cell office:value-type="string">
            <text:p>win_loos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table:formula="of:=[.B67]*[.C67]" office:value-type="float" office:value="7.5">
            <text:p>7,5</text:p>
          </table:table-cell>
          <table:table-cell table:formula="of:=[.D67]-[.C67]" office:value-type="float" office:value="4.5">
            <text:p>4,5</text:p>
          </table:table-cell>
          <table:table-cell/>
          <table:table-cell table:formula="of:=[.D67]-[.C69]" office:value-type="float" office:value="-0.5">
            <text:p>-0,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.62">
            <text:p>1,62</text:p>
          </table:table-cell>
          <table:table-cell office:value-type="float" office:value="5">
            <text:p>5</text:p>
          </table:table-cell>
          <table:table-cell table:formula="of:=[.B68]*[.C68]" office:value-type="float" office:value="8.1">
            <text:p>8,1</text:p>
          </table:table-cell>
          <table:table-cell table:formula="of:=[.D68]-[.C68]" office:value-type="float" office:value="3.1">
            <text:p>3,1</text:p>
          </table:table-cell>
          <table:table-cell/>
          <table:table-cell table:formula="of:=[.D68]-[.C69]" office:value-type="float" office:value="0.100000000000001">
            <text:p>0,1</text:p>
          </table:table-cell>
          <table:table-cell table:number-columns-repeated="17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67:.C68])" office:value-type="float" office:value="8">
            <text:p>8</text:p>
          </table:table-cell>
          <table:table-cell table:number-columns-repeated="21"/>
        </table:table-row>
      </table:table>
      <table:table table:name="Handi Calc" table:style-name="ta1">
        <table:table-column table:style-name="co9" table:default-cell-style-name="Default"/>
        <table:table-column table:style-name="co3" table:number-columns-repeated="12" table:default-cell-style-name="Default"/>
        <table:table-row table:style-name="ro1">
          <table:table-cell/>
          <table:table-cell table:style-name="ce43" office:value-type="float" office:value="1">
            <text:p>1</text:p>
          </table:table-cell>
          <table:table-cell table:style-name="ce43" office:value-type="string">
            <text:p>x</text:p>
          </table:table-cell>
          <table:table-cell table:style-name="ce43" office:value-type="float" office:value="2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.6">
            <text:p>3,6</text:p>
          </table:table-cell>
          <table:table-cell office:value-type="float" office:value="3.43">
            <text:p>3,43</text:p>
          </table:table-cell>
          <table:table-cell office:value-type="float" office:value="2.3">
            <text:p>2,3</text:p>
          </table:table-cell>
          <table:table-cell/>
          <table:table-cell table:formula="of:=1/[.B2]+1/[.C2]+1/[.D2]" office:value-type="float" office:value="1.0041055759778">
            <text:p>1,004105576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AH +0.0 / -0.0</text:p>
          </table:table-cell>
          <table:table-cell table:style-name="ce32" table:formula="of:=[.B2]/(1+1/[.C2])" office:value-type="float" office:value="2.78735891647855">
            <text:p>2,79</text:p>
          </table:table-cell>
          <table:table-cell/>
          <table:table-cell table:style-name="ce32" table:formula="of:=[.D2]/(1+1/[.C2])" office:value-type="float" office:value="1.78081264108352">
            <text:p>1,78</text:p>
          </table:table-cell>
          <table:table-cell/>
          <table:table-cell table:formula="of:=1/[.B5]+1/[.D5]" office:value-type="float" office:value="0.920303939381136">
            <text:p>0,9203039394</text:p>
          </table:table-cell>
          <table:table-cell/>
          <table:table-cell office:value-type="string">
            <text:p>&lt;== wieso?</text:p>
          </table:table-cell>
          <table:table-cell/>
          <table:table-cell table:style-name="ce32" table:formula="of:=1/(1-1/[.B5])" office:value-type="float" office:value="1.55948471836322">
            <text:p>1,56</text:p>
          </table:table-cell>
          <table:table-cell/>
          <table:table-cell table:style-name="ce32" table:formula="of:=1/(1-1/[.D5])" office:value-type="float" office:value="2.28071697022261">
            <text:p>2,28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AH -0.5 / X2</text:p>
          </table:table-cell>
          <table:table-cell table:number-columns-repeated="12"/>
        </table:table-row>
        <table:table-row table:style-name="ro1">
          <table:table-cell/>
          <table:table-cell table:style-name="ce32" table:number-columns-repeated="2"/>
          <table:table-cell table:number-columns-repeated="2"/>
          <table:table-cell table:style-name="ce32"/>
          <table:table-cell table:number-columns-repeated="7"/>
        </table:table-row>
        <table:table-row table:style-name="ro1">
          <table:table-cell office:value-type="string">
            <text:p>AH +0.5 <text:s/></text:p>
          </table:table-cell>
          <table:table-cell table:style-name="ce32" table:number-columns-repeated="2"/>
          <table:table-cell table:number-columns-repeated="2"/>
          <table:table-cell table:style-name="ce32"/>
          <table:table-cell table:number-columns-repeated="7"/>
        </table:table-row>
        <table:table-row table:style-name="ro1">
          <table:table-cell/>
          <table:table-cell table:style-name="ce32"/>
          <table:table-cell table:number-columns-repeated="11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float" office:value="6.5">
            <text:p>6,5</text:p>
          </table:table-cell>
          <table:table-cell office:value-type="float" office:value="149.5">
            <text:p>149,5</text:p>
          </table:table-cell>
          <table:table-cell/>
          <table:table-cell table:formula="of:=[.C16]-[.B16]" office:value-type="float" office:value="143">
            <text:p>143</text:p>
          </table:table-cell>
          <table:table-cell/>
          <table:table-cell table:formula="of:=[.E16]/2" office:value-type="float" office:value="71.5">
            <text:p>71,5</text:p>
          </table:table-cell>
          <table:table-cell/>
          <table:table-cell table:formula="of:=[.G16]+[.B16]" office:value-type="float" office:value="78">
            <text:p>78</text:p>
          </table:table-cell>
          <table:table-cell/>
          <table:table-cell table:formula="of:=[.G16]+[.I16]" office:value-type="float" office:value="149.5">
            <text:p>149,5</text:p>
          </table:table-cell>
          <table:table-cell/>
          <table:table-cell table:formula="of:=-100*([.I16]/[.G16])" office:value-type="float" office:value="-109.090909090909">
            <text:p>-109,0909090909</text:p>
          </table:table-cell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6"/>
          <table:table-cell office:value-type="float" office:value="72">
            <text:p>72</text:p>
          </table:table-cell>
          <table:table-cell/>
          <table:table-cell office:value-type="float" office:value="78">
            <text:p>78</text:p>
          </table:table-cell>
          <table:table-cell office:value-type="float" office:value="5.5">
            <text:p>5,5</text:p>
          </table:table-cell>
          <table:table-cell table:formula="of:=[.I23]-[.J23]" office:value-type="float" office:value="72.5">
            <text:p>72,5</text:p>
          </table:table-cell>
          <table:table-cell office:value-type="string">
            <text:p>wins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wins</text:p>
          </table:table-cell>
          <table:table-cell table:formula="of:=[.G25]+[.H25]" office:value-type="float" office:value="78.5">
            <text:p>78,5</text:p>
          </table:table-cell>
          <table:table-cell/>
          <table:table-cell office:value-type="float" office:value="72">
            <text:p>72</text:p>
          </table:table-cell>
          <table:table-cell office:value-type="float" office:value="6.5">
            <text:p>6,5</text:p>
          </table:table-cell>
          <table:table-cell office:value-type="float" office:value="78">
            <text:p>78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office:value-type="float" office:value="10.5">
            <text:p>10,5</text:p>
          </table:table-cell>
          <table:table-cell table:formula="of:=[.G28]+[.E28]" office:value-type="float" office:value="82.5">
            <text:p>82,5</text:p>
          </table:table-cell>
          <table:table-cell office:value-type="float" office:value="72">
            <text:p>72</text:p>
          </table:table-cell>
          <table:table-cell/>
          <table:table-cell office:value-type="float" office:value="78">
            <text:p>78</text:p>
          </table:table-cell>
          <table:table-cell table:formula="of:=[.I28]-[.G28]" office:value-type="float" office:value="6">
            <text:p>6</text:p>
          </table:table-cell>
          <table:table-cell/>
          <table:table-cell office:value-type="string">
            <text:p>lose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.5">
            <text:p>10,5</text:p>
          </table:table-cell>
          <table:table-cell table:formula="of:=[.G29]+[.E29]" office:value-type="float" office:value="83.5">
            <text:p>83,5</text:p>
          </table:table-cell>
          <table:table-cell office:value-type="float" office:value="73">
            <text:p>73</text:p>
          </table:table-cell>
          <table:table-cell/>
          <table:table-cell office:value-type="float" office:value="78">
            <text:p>78</text:p>
          </table:table-cell>
          <table:table-cell table:formula="of:=[.I29]-[.G29]" office:value-type="float" office:value="5">
            <text:p>5</text:p>
          </table:table-cell>
          <table:table-cell/>
          <table:table-cell office:value-type="string">
            <text:p>wins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.5">
            <text:p>10,5</text:p>
          </table:table-cell>
          <table:table-cell table:formula="of:=[.G30]+[.E30]" office:value-type="float" office:value="84.5">
            <text:p>84,5</text:p>
          </table:table-cell>
          <table:table-cell office:value-type="float" office:value="74">
            <text:p>74</text:p>
          </table:table-cell>
          <table:table-cell/>
          <table:table-cell office:value-type="float" office:value="78">
            <text:p>78</text:p>
          </table:table-cell>
          <table:table-cell table:formula="of:=[.I30]-[.G30]" office:value-type="float" office:value="4">
            <text:p>4</text:p>
          </table:table-cell>
          <table:table-cell/>
          <table:table-cell office:value-type="string">
            <text:p>wins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.5">
            <text:p>10,5</text:p>
          </table:table-cell>
          <table:table-cell table:formula="of:=[.G31]+[.E31]" office:value-type="float" office:value="85.5">
            <text:p>85,5</text:p>
          </table:table-cell>
          <table:table-cell office:value-type="float" office:value="75">
            <text:p>75</text:p>
          </table:table-cell>
          <table:table-cell/>
          <table:table-cell office:value-type="float" office:value="78">
            <text:p>78</text:p>
          </table:table-cell>
          <table:table-cell table:formula="of:=[.I31]-[.G31]" office:value-type="float" office:value="3">
            <text:p>3</text:p>
          </table:table-cell>
          <table:table-cell/>
          <table:table-cell office:value-type="string">
            <text:p>wins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.5">
            <text:p>10,5</text:p>
          </table:table-cell>
          <table:table-cell table:formula="of:=[.G32]+[.E32]" office:value-type="float" office:value="86.5">
            <text:p>86,5</text:p>
          </table:table-cell>
          <table:table-cell office:value-type="float" office:value="76">
            <text:p>76</text:p>
          </table:table-cell>
          <table:table-cell/>
          <table:table-cell office:value-type="float" office:value="78">
            <text:p>78</text:p>
          </table:table-cell>
          <table:table-cell table:formula="of:=[.I32]-[.G32]" office:value-type="float" office:value="2">
            <text:p>2</text:p>
          </table:table-cell>
          <table:table-cell/>
          <table:table-cell office:value-type="string">
            <text:p>wins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.5">
            <text:p>10,5</text:p>
          </table:table-cell>
          <table:table-cell table:formula="of:=[.G33]+[.E33]" office:value-type="float" office:value="87.5">
            <text:p>87,5</text:p>
          </table:table-cell>
          <table:table-cell office:value-type="float" office:value="77">
            <text:p>77</text:p>
          </table:table-cell>
          <table:table-cell/>
          <table:table-cell office:value-type="float" office:value="78">
            <text:p>78</text:p>
          </table:table-cell>
          <table:table-cell table:formula="of:=[.I33]-[.G33]" office:value-type="float" office:value="1">
            <text:p>1</text:p>
          </table:table-cell>
          <table:table-cell/>
          <table:table-cell office:value-type="string">
            <text:p>wins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.5">
            <text:p>10,5</text:p>
          </table:table-cell>
          <table:table-cell table:formula="of:=[.G34]+[.E34]" office:value-type="float" office:value="88.5">
            <text:p>88,5</text:p>
          </table:table-cell>
          <table:table-cell office:value-type="float" office:value="78">
            <text:p>78</text:p>
          </table:table-cell>
          <table:table-cell/>
          <table:table-cell office:value-type="float" office:value="78">
            <text:p>78</text:p>
          </table:table-cell>
          <table:table-cell table:formula="of:=[.I34]-[.G34]" office:value-type="float" office:value="0">
            <text:p>0</text:p>
          </table:table-cell>
          <table:table-cell/>
          <table:table-cell office:value-type="string">
            <text:p>wins</text:p>
          </table:table-cell>
          <table:table-cell/>
        </table:table-row>
      </table:table>
      <table:table table:name="Bet365" table:style-name="ta1">
        <table:table-column table:style-name="co3" table:default-cell-style-name="ce12"/>
        <table:table-column table:style-name="co5" table:default-cell-style-name="Default"/>
        <table:table-column table:style-name="co3" table:number-columns-repeated="2" table:default-cell-style-name="Default"/>
        <table:table-column table:style-name="co3" table:number-columns-repeated="2" table:default-cell-style-name="ce12"/>
        <table:table-column table:style-name="co3" table:default-cell-style-name="Default"/>
        <table:table-row table:style-name="ro1">
          <table:table-cell table:style-name="Default"/>
          <table:table-cell table:style-name="ce21" office:value-type="string">
            <text:p>Stake</text:p>
          </table:table-cell>
          <table:table-cell table:style-name="ce21" office:value-type="string">
            <text:p>Odd</text:p>
          </table:table-cell>
          <table:table-cell table:style-name="ce21" office:value-type="string">
            <text:p>Return</text:p>
          </table:table-cell>
          <table:table-cell table:style-name="ce21"/>
          <table:table-cell table:style-name="ce21" office:value-type="string">
            <text:p>Total Stakes</text:p>
          </table:table-cell>
          <table:table-cell table:style-name="ce21" office:value-type="string">
            <text:p>Win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number-columns-repeated="2" office:value-type="float" office:value="3">
            <text:p>3</text:p>
          </table:table-cell>
          <table:table-cell table:formula="of:=[.B3]*[.C3]" office:value-type="float" office:value="9">
            <text:p>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number-columns-repeated="2" office:value-type="float" office:value="3">
            <text:p>3</text:p>
          </table:table-cell>
          <table:table-cell table:formula="of:=[.B4]*[.C4]" office:value-type="float" office:value="9">
            <text:p>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number-columns-repeated="2" office:value-type="float" office:value="3">
            <text:p>3</text:p>
          </table:table-cell>
          <table:table-cell table:formula="of:=[.B5]*[.C5]" office:value-type="float" office:value="9">
            <text:p>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office:value-type="float" office:value="5">
            <text:p>5</text:p>
          </table:table-cell>
          <table:table-cell office:value-type="float" office:value="3.75">
            <text:p>3,75</text:p>
          </table:table-cell>
          <table:table-cell table:formula="of:=[.B6]*[.C6]" office:value-type="float" office:value="18.75">
            <text:p>18,75</text:p>
          </table:table-cell>
          <table:table-cell table:style-name="Default"/>
          <table:table-cell table:formula="of:=SUM([.B$3:.B6])" office:value-type="float" office:value="14">
            <text:p>14,00</text:p>
          </table:table-cell>
          <table:table-cell table:formula="of:=[.D6]-[.F6]" office:value-type="float" office:value="4.75">
            <text:p>4,7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.5">
            <text:p>3,5</text:p>
          </table:table-cell>
          <table:table-cell table:formula="of:=[.B7]*[.C7]" office:value-type="float" office:value="21">
            <text:p>21</text:p>
          </table:table-cell>
          <table:table-cell table:formula="of:=[.A7]*[.C7]" office:value-type="float" office:value="0">
            <text:p>0,00</text:p>
          </table:table-cell>
          <table:table-cell table:formula="of:=SUM([.B$3:.B7])" office:value-type="float" office:value="20">
            <text:p>20,00</text:p>
          </table:table-cell>
          <table:table-cell table:formula="of:=[.D7]-[.F7]" office:value-type="float" office:value="1">
            <text:p>1</text:p>
          </table:table-cell>
        </table:table-row>
        <table:table-row table:style-name="ro1">
          <table:table-cell table:formula="of:=[.F7]/([.C8]-1)" office:value-type="float" office:value="10">
            <text:p>10,00</text:p>
          </table:table-cell>
          <table:table-cell/>
          <table:table-cell office:value-type="float" office:value="3">
            <text:p>3</text:p>
          </table:table-cell>
          <table:table-cell table:formula="of:=[.B8]*[.C8]" office:value-type="float" office:value="0">
            <text:p>0</text:p>
          </table:table-cell>
          <table:table-cell table:formula="of:=[.A8]*[.C8]" office:value-type="float" office:value="30">
            <text:p>30,00</text:p>
          </table:table-cell>
          <table:table-cell table:formula="of:=SUM([.B$3:.B8])" office:value-type="float" office:value="20">
            <text:p>20,00</text:p>
          </table:table-cell>
          <table:table-cell/>
        </table:table-row>
        <table:table-row table:style-name="ro1">
          <table:table-cell table:formula="of:=[.F8]/([.C9]-1)" office:value-type="float" office:value="10">
            <text:p>10,00</text:p>
          </table:table-cell>
          <table:table-cell/>
          <table:table-cell office:value-type="float" office:value="3">
            <text:p>3</text:p>
          </table:table-cell>
          <table:table-cell table:formula="of:=[.B9]*[.C9]" office:value-type="float" office:value="0">
            <text:p>0</text:p>
          </table:table-cell>
          <table:table-cell table:formula="of:=[.A9]*[.C9]" office:value-type="float" office:value="30">
            <text:p>30,00</text:p>
          </table:table-cell>
          <table:table-cell table:formula="of:=SUM([.B$3:.B9])" office:value-type="float" office:value="20">
            <text:p>20,00</text:p>
          </table:table-cell>
          <table:table-cell/>
        </table:table-row>
        <table:table-row table:style-name="ro1">
          <table:table-cell table:formula="of:=[.F9]/([.C10]-1)" office:value-type="float" office:value="10">
            <text:p>10,00</text:p>
          </table:table-cell>
          <table:table-cell/>
          <table:table-cell office:value-type="float" office:value="3">
            <text:p>3</text:p>
          </table:table-cell>
          <table:table-cell table:formula="of:=[.B10]*[.C10]" office:value-type="float" office:value="0">
            <text:p>0</text:p>
          </table:table-cell>
          <table:table-cell table:formula="of:=[.A10]*[.C10]" office:value-type="float" office:value="30">
            <text:p>30,00</text:p>
          </table:table-cell>
          <table:table-cell table:formula="of:=SUM([.B$3:.B10])" office:value-type="float" office:value="20">
            <text:p>20,00</text:p>
          </table:table-cell>
          <table:table-cell/>
        </table:table-row>
        <table:table-row table:style-name="ro1">
          <table:table-cell table:formula="of:=[.F10]/([.C11]-1)" office:value-type="float" office:value="10">
            <text:p>10,00</text:p>
          </table:table-cell>
          <table:table-cell/>
          <table:table-cell office:value-type="float" office:value="3">
            <text:p>3</text:p>
          </table:table-cell>
          <table:table-cell table:formula="of:=[.B11]*[.C11]" office:value-type="float" office:value="0">
            <text:p>0</text:p>
          </table:table-cell>
          <table:table-cell table:formula="of:=[.A11]*[.C11]" office:value-type="float" office:value="30">
            <text:p>30,00</text:p>
          </table:table-cell>
          <table:table-cell table:formula="of:=SUM([.B$3:.B11])" office:value-type="float" office:value="20">
            <text:p>20,00</text:p>
          </table:table-cell>
          <table:table-cell/>
        </table:table-row>
        <table:table-row table:style-name="ro1">
          <table:table-cell table:formula="of:=[.F11]/([.C12]-1)" office:value-type="float" office:value="10">
            <text:p>10,00</text:p>
          </table:table-cell>
          <table:table-cell/>
          <table:table-cell office:value-type="float" office:value="3">
            <text:p>3</text:p>
          </table:table-cell>
          <table:table-cell table:formula="of:=[.B12]*[.C12]" office:value-type="float" office:value="0">
            <text:p>0</text:p>
          </table:table-cell>
          <table:table-cell table:formula="of:=[.A12]*[.C12]" office:value-type="float" office:value="30">
            <text:p>30,00</text:p>
          </table:table-cell>
          <table:table-cell table:formula="of:=SUM([.B$3:.B12])" office:value-type="float" office:value="20">
            <text:p>20,00</text:p>
          </table:table-cell>
          <table:table-cell/>
        </table:table-row>
        <table:table-row table:style-name="ro1">
          <table:table-cell table:formula="of:=[.F12]/([.C13]-1)" office:value-type="float" office:value="10">
            <text:p>10,00</text:p>
          </table:table-cell>
          <table:table-cell/>
          <table:table-cell office:value-type="float" office:value="3">
            <text:p>3</text:p>
          </table:table-cell>
          <table:table-cell table:formula="of:=[.B13]*[.C13]" office:value-type="float" office:value="0">
            <text:p>0</text:p>
          </table:table-cell>
          <table:table-cell table:formula="of:=[.A13]*[.C13]" office:value-type="float" office:value="30">
            <text:p>30,00</text:p>
          </table:table-cell>
          <table:table-cell table:formula="of:=SUM([.B$3:.B13])" office:value-type="float" office:value="20">
            <text:p>20,00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</table:table>
      <table:table table:name="Tabelle8" table:style-name="ta1">
        <table:table-column table:style-name="co3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float" office:value="1.17">
            <text:p>1,17</text:p>
          </table:table-cell>
          <table:table-cell office:value-type="float" office:value="500">
            <text:p>500</text:p>
          </table:table-cell>
          <table:table-cell/>
          <table:table-cell table:formula="of:=[.A2]*[.B2]-[.B2]" office:value-type="float" office:value="85">
            <text:p>85</text:p>
          </table:table-cell>
          <table:table-cell table:number-columns-repeated="8"/>
        </table:table-row>
        <table:table-row table:style-name="ro1">
          <table:table-cell office:value-type="float" office:value="1.38">
            <text:p>1,38</text:p>
          </table:table-cell>
          <table:table-cell office:value-type="float" office:value="224">
            <text:p>224</text:p>
          </table:table-cell>
          <table:table-cell/>
          <table:table-cell table:formula="of:=[.A3]*[.B3]-[.B3]" office:value-type="float" office:value="85.12">
            <text:p>85,1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SUM([.D2:.D3])" office:value-type="float" office:value="170.12">
            <text:p>170,12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float" office:value="1.9">
            <text:p>1,9</text:p>
          </table:table-cell>
          <table:table-cell office:value-type="float" office:value="43000000">
            <text:p>43000000</text:p>
          </table:table-cell>
          <table:table-cell/>
          <table:table-cell table:formula="of:=[.A8]*[.B8]-[.B8]" office:value-type="float" office:value="38700000">
            <text:p>38700000</text:p>
          </table:table-cell>
          <table:table-cell/>
          <table:table-cell table:style-name="ce46" table:formula="of:=[.D$12]/[.A8]" office:value-type="float" office:value="61842105.2631579">
            <text:p>61842105</text:p>
          </table:table-cell>
          <table:table-cell table:number-columns-repeated="2"/>
          <table:table-cell table:formula="of:=[.F8]/[.B8]" office:value-type="float" office:value="1.43818849449204">
            <text:p>1,4381884945</text:p>
          </table:table-cell>
          <table:table-cell table:number-columns-repeated="3"/>
        </table:table-row>
        <table:table-row table:style-name="ro1">
          <table:table-cell office:value-type="float" office:value="1.17">
            <text:p>1,17</text:p>
          </table:table-cell>
          <table:table-cell office:value-type="float" office:value="70000000">
            <text:p>70000000</text:p>
          </table:table-cell>
          <table:table-cell/>
          <table:table-cell table:formula="of:=[.A9]*[.B9]-[.B9]" office:value-type="float" office:value="11900000">
            <text:p>11900000</text:p>
          </table:table-cell>
          <table:table-cell/>
          <table:table-cell table:style-name="ce46" table:formula="of:=[.D$12]/[.A9]" office:value-type="float" office:value="100427350.42735">
            <text:p>100427350</text:p>
          </table:table-cell>
          <table:table-cell table:number-columns-repeated="2"/>
          <table:table-cell table:formula="of:=[.F9]/[.B9]" office:value-type="float" office:value="1.43467643467643">
            <text:p>1,4346764347</text:p>
          </table:table-cell>
          <table:table-cell table:number-columns-repeated="3"/>
        </table:table-row>
        <table:table-row table:style-name="ro1">
          <table:table-cell office:value-type="float" office:value="1.73">
            <text:p>1,73</text:p>
          </table:table-cell>
          <table:table-cell office:value-type="float" office:value="50000000">
            <text:p>50000000</text:p>
          </table:table-cell>
          <table:table-cell/>
          <table:table-cell table:formula="of:=[.A10]*[.B10]-[.B10]" office:value-type="float" office:value="36500000">
            <text:p>36500000</text:p>
          </table:table-cell>
          <table:table-cell/>
          <table:table-cell table:style-name="ce46" table:formula="of:=[.D$12]/[.A10]" office:value-type="float" office:value="67919075.1445087">
            <text:p>67919075</text:p>
          </table:table-cell>
          <table:table-cell table:number-columns-repeated="2"/>
          <table:table-cell table:formula="of:=[.F10]/[.B10]" office:value-type="float" office:value="1.35838150289017">
            <text:p>1,3583815029</text:p>
          </table:table-cell>
          <table:table-cell table:number-columns-repeated="3"/>
        </table:table-row>
        <table:table-row table:style-name="ro1">
          <table:table-cell office:value-type="float" office:value="1.38">
            <text:p>1,38</text:p>
          </table:table-cell>
          <table:table-cell office:value-type="float" office:value="80000000">
            <text:p>80000000</text:p>
          </table:table-cell>
          <table:table-cell/>
          <table:table-cell table:formula="of:=[.A11]*[.B11]-[.B11]" office:value-type="float" office:value="30400000">
            <text:p>30400000</text:p>
          </table:table-cell>
          <table:table-cell/>
          <table:table-cell table:style-name="ce46" table:formula="of:=[.D$12]/[.A11]" office:value-type="float" office:value="85144927.5362319">
            <text:p>85144928</text:p>
          </table:table-cell>
          <table:table-cell table:number-columns-repeated="2"/>
          <table:table-cell table:formula="of:=[.F11]/[.B11]" office:value-type="float" office:value="1.0643115942029">
            <text:p>1,064311594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UM([.D8:.D11])" office:value-type="float" office:value="117500000">
            <text:p>117500000</text:p>
          </table:table-cell>
          <table:table-cell table:number-columns-repeated="2"/>
          <table:table-cell table:formula="of:=[.D12]/[.B11]" office:value-type="float" office:value="1.46875">
            <text:p>1,46875</text:p>
          </table:table-cell>
          <table:table-cell table:number-columns-repeated="4"/>
          <table:table-cell office:value-type="float" office:value="1.49">
            <text:p>1,49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2.54">
            <text:p>2,54</text:p>
          </table:table-cell>
          <table:table-cell office:value-type="float" office:value="200">
            <text:p>200</text:p>
          </table:table-cell>
          <table:table-cell/>
          <table:table-cell table:formula="of:=[.A15]*[.B15]-[.B15]" office:value-type="float" office:value="308">
            <text:p>308</text:p>
          </table:table-cell>
          <table:table-cell table:number-columns-repeated="8"/>
        </table:table-row>
      </table:table>
      <table:table table:name="Tabelle11" table:style-name="ta1">
        <table:table-column table:style-name="co3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8.6">
            <text:p>8,6</text:p>
          </table:table-cell>
          <table:table-cell/>
          <table:table-cell office:value-type="float" office:value="8.8">
            <text:p>8,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12">
            <text:p>1,12</text:p>
          </table:table-cell>
          <table:table-cell/>
          <table:table-cell office:value-type="float" office:value="1.13">
            <text:p>1,13</text:p>
          </table:table-cell>
          <table:table-cell table:number-columns-repeated="11"/>
        </table:table-row>
        <table:table-row table:style-name="ro1" table:number-rows-repeated="6">
          <table:table-cell table:number-columns-repeated="15"/>
        </table:table-row>
        <table:table-row table:style-name="ro1">
          <table:table-cell/>
          <table:table-cell table:formula="of:=1/(1-1/[.B3])" office:value-type="float" office:value="1.13157894736842">
            <text:p>1,1315789474</text:p>
          </table:table-cell>
          <table:table-cell/>
          <table:table-cell table:formula="of:=1/(1-1/[.D3])" office:value-type="float" office:value="1.12820512820513">
            <text:p>1,1282051282</text:p>
          </table:table-cell>
          <table:table-cell table:number-columns-repeated="11"/>
        </table:table-row>
        <table:table-row table:style-name="ro1">
          <table:table-cell/>
          <table:table-cell table:formula="of:=1/(1-1/[.B4])" office:value-type="float" office:value="9.33333333333333">
            <text:p>9,3333333333</text:p>
          </table:table-cell>
          <table:table-cell/>
          <table:table-cell table:formula="of:=1/(1-1/[.D4])" office:value-type="float" office:value="8.6923076923077">
            <text:p>8,6923076923</text:p>
          </table:table-cell>
          <table:table-cell table:number-columns-repeated="11"/>
        </table:table-row>
        <table:table-row table:style-name="ro1" table:number-rows-repeated="8">
          <table:table-cell table:number-columns-repeated="15"/>
        </table:table-row>
        <table:table-row table:style-name="ro1">
          <table:table-cell table:number-columns-repeated="5"/>
          <table:table-cell office:value-type="float" office:value="196">
            <text:p>196</text:p>
          </table:table-cell>
          <table:table-cell/>
          <table:table-cell table:formula="of:=[.F21]-7" office:value-type="float" office:value="189">
            <text:p>189</text:p>
          </table:table-cell>
          <table:table-cell/>
          <table:table-cell table:formula="of:=[.H21]/2" office:value-type="float" office:value="94.5">
            <text:p>94,5</text:p>
          </table:table-cell>
          <table:table-cell table:number-columns-repeated="2"/>
          <table:table-cell table:formula="of:=[.J21]+7" office:value-type="float" office:value="101.5">
            <text:p>101,5</text:p>
          </table:table-cell>
          <table:table-cell/>
          <table:table-cell table:formula="of:=[.F21]-[.M21]" office:value-type="float" office:value="94.5">
            <text:p>94,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111P0" style:volatile="true">
      <number:number number:decimal-places="2" number:min-integer-digits="1"/>
    </number:number-style>
    <number:number-style style:name="N111">
      <style:text-properties fo:color="#ff0000"/>
      <number:text>-</number:text>
      <number:number number:decimal-places="2" number:min-integer-digits="1"/>
      <style:map style:condition="value()&gt;=0" style:apply-style-name="N111P0"/>
    </number:number-style>
    <number:date-style style:name="N11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6">16.09.2013</text:date>, <text:time>16:11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8T20:20:46.65</meta:creation-date>
    <dc:date>2013-09-16T16:11:00.70</dc:date>
    <meta:editing-duration>P63DT16H15M37S</meta:editing-duration>
    <meta:editing-cycles>221</meta:editing-cycles>
    <meta:generator>LibreOffice/3.4$Win32 LibreOffice_project/340m1$Build-502</meta:generator>
    <meta:document-statistic meta:table-count="11" meta:cell-count="1000" meta:object-count="0"/>
  </office:meta>
</office:document-meta>
</file>